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D0000022AB5E68FC5C34B4DF3.gif" manifest:media-type="image/gif"/>
  <manifest:file-entry manifest:full-path="Pictures/10000000000002BE000001DC3B9611566C885AEB.gif" manifest:media-type="image/gif"/>
  <manifest:file-entry manifest:full-path="Pictures/10000000000002A9000002CC421E37CA2C613E77.gif" manifest:media-type="image/gif"/>
  <manifest:file-entry manifest:full-path="Pictures/10000000000002B3000001FE410ACB5732C43F6C.gif" manifest:media-type="image/gif"/>
  <manifest:file-entry manifest:full-path="Pictures/10000000000002D6000002080E9A11465CC08413.gif" manifest:media-type="image/gif"/>
  <manifest:file-entry manifest:full-path="Pictures/10000000000002900000019F74B2B07BC21085E1.gif" manifest:media-type="image/gif"/>
  <manifest:file-entry manifest:full-path="Pictures/10000000000002900000022CE6FF05959611DEC1.gif" manifest:media-type="image/gif"/>
  <manifest:file-entry manifest:full-path="Pictures/100000000000028200000187C261A00C3F7CCB5C.gif" manifest:media-type="image/gif"/>
  <manifest:file-entry manifest:full-path="Pictures/10000000000002900000018E5C03570E124F292A.gif" manifest:media-type="image/gif"/>
  <manifest:file-entry manifest:full-path="Pictures/100000000000025000000314E786CF683787A516.gif" manifest:media-type="image/gif"/>
  <manifest:file-entry manifest:full-path="Pictures/10000000000002900000022927BA09CC5A6880FE.gif" manifest:media-type="image/gif"/>
  <manifest:file-entry manifest:full-path="Pictures/10000000000001FC000002ADF904C582ABA1BDAF.gif" manifest:media-type="image/gif"/>
  <manifest:file-entry manifest:full-path="Pictures/100000000000021100000217C00C08BBFEBE92B4.png" manifest:media-type="image/png"/>
  <manifest:file-entry manifest:full-path="Pictures/1000000000000188000000532D0106BBB1EC7B31.gif" manifest:media-type="image/gif"/>
  <manifest:file-entry manifest:full-path="Pictures/10000000000001FC0000027376980C24E4CBA19A.gif" manifest:media-type="image/gif"/>
  <manifest:file-entry manifest:full-path="Pictures/100000000000018A000000B020ACFE9B803B3C20.gif" manifest:media-type="image/gif"/>
  <manifest:file-entry manifest:full-path="Pictures/10000000000001FC000002731E79929B92AB47AC.gif" manifest:media-type="image/gif"/>
  <manifest:file-entry manifest:full-path="Pictures/10000000000001E00000014E3FE390F62191F21B.gif" manifest:media-type="image/gif"/>
  <manifest:file-entry manifest:full-path="Pictures/100000000000025D0000026733C756BFCE117049.png" manifest:media-type="image/png"/>
  <manifest:file-entry manifest:full-path="Pictures/100000000000020C000001CAAC5191D7A8AD6E98.gif" manifest:media-type="image/gif"/>
  <manifest:file-entry manifest:full-path="Pictures/10000000000002B3000001D21F901E7809737E0F.gif" manifest:media-type="image/gif"/>
  <manifest:file-entry manifest:full-path="Pictures/10000000000001D700000142DFECA808BD303CC3.gif" manifest:media-type="image/gif"/>
  <manifest:file-entry manifest:full-path="Pictures/100000000000028D0000022A980ADEB0A1C4886A.gif" manifest:media-type="image/gif"/>
  <manifest:file-entry manifest:full-path="Pictures/10000000000001C4000000D2044B4E2B1099F17E.gif" manifest:media-type="image/gif"/>
  <manifest:file-entry manifest:full-path="Pictures/10000000000002860000015015FBCECE652273D6.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3.493cm" table:align="left"/>
    </style:style>
    <style:style style:name="Table8.A" style:family="table-column">
      <style:table-column-properties style:column-width="1.455cm"/>
    </style:style>
    <style:style style:name="Table8.B" style:family="table-column">
      <style:table-column-properties style:column-width="1.005cm"/>
    </style:style>
    <style:style style:name="Table8.C" style:family="table-column">
      <style:table-column-properties style:column-width="1.032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data-style-name="N0">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9" style:family="table">
      <style:table-properties style:width="7.83cm" table:align="left"/>
    </style:style>
    <style:style style:name="Table9.A" style:family="table-column">
      <style:table-column-properties style:column-width="5.426cm"/>
    </style:style>
    <style:style style:name="Table9.B" style:family="table-column">
      <style:table-column-properties style:column-width="2.40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data-style-name="N0">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7.83cm" table:align="left"/>
    </style:style>
    <style:style style:name="Table10.A" style:family="table-column">
      <style:table-column-properties style:column-width="5.426cm"/>
    </style:style>
    <style:style style:name="Table10.B" style:family="table-column">
      <style:table-column-properties style:column-width="2.4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data-style-name="N0">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Courier 10 Pitch1"/>
    </style:style>
    <style:style style:name="P9" style:family="paragraph" style:parent-style-name="Text_20_body">
      <style:text-properties style:font-name="Courier 10 Pitch1" fo:font-size="11pt" style:font-size-asian="11pt" style:font-size-complex="11pt"/>
    </style:style>
    <style:style style:name="P10" style:family="paragraph" style:parent-style-name="Text_20_body">
      <style:text-properties style:font-name="Courier 10 Pitch1" fo:font-size="10.5pt" style:font-size-asian="10.5pt" style:font-size-complex="10.5pt"/>
    </style:style>
    <style:style style:name="P11" style:family="paragraph" style:parent-style-name="Text_20_body">
      <style:text-properties style:font-name="Nimbus Roman No9 L"/>
    </style:style>
    <style:style style:name="P12" style:family="paragraph" style:parent-style-name="Code">
      <style:text-properties style:font-name="Nimbus Roman No9 L" fo:font-weight="bold" style:font-weight-asian="bold" style:font-weight-complex="bold"/>
    </style:style>
    <style:style style:name="P13" style:family="paragraph" style:parent-style-name="Code">
      <style:text-properties style:font-name="Courier 10 Pitch1" fo:font-size="10pt" style:font-size-asian="10pt" style:font-size-complex="10pt"/>
    </style:style>
    <style:style style:name="P14" style:family="paragraph" style:parent-style-name="Code">
      <style:text-properties officeooo:paragraph-rsid="002076d9"/>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5">
      <style:paragraph-properties>
        <style:tab-stops>
          <style:tab-stop style:position="15.002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2">
      <style:text-properties fo:font-size="32pt" style:font-size-asian="32pt" style:font-size-complex="32pt"/>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T1" style:family="text">
      <style:text-properties fo:font-style="italic" style:font-style-asian="italic" style:font-style-complex="italic"/>
    </style:style>
    <style:style style:name="T2" style:family="text">
      <style:text-properties style:font-name="Courier 10 Pitch1"/>
    </style:style>
    <style:style style:name="T3" style:family="text">
      <style:text-properties style:font-name="Courier 10 Pitch1" fo:font-size="10pt" style:font-size-asian="10pt" style:font-size-complex="10pt"/>
    </style:style>
    <style:style style:name="T4" style:family="text">
      <style:text-properties style:font-name="Courier 10 Pitch1" fo:font-size="10pt" fo:font-style="normal" style:font-size-asian="10pt" style:font-style-asian="normal" style:font-size-complex="10pt" style:font-style-complex="normal"/>
    </style:style>
    <style:style style:name="T5" style:family="text">
      <style:text-properties style:font-name="Courier 10 Pitch1" fo:font-style="normal" style:font-style-asian="normal" style:font-style-complex="normal"/>
    </style:style>
    <style:style style:name="T6" style:family="text">
      <style:text-properties style:font-name="Nimbus Roman No9 L"/>
    </style:style>
    <style:style style:name="T7" style:family="text">
      <style:text-properties style:font-name="Nimbus Roman No9 L" fo:font-style="normal" style:font-style-asian="normal" style:font-style-complex="normal"/>
    </style:style>
    <style:style style:name="T8" style:family="text">
      <style:text-properties style:font-name="Nimbus Roman No9 L" fo:font-style="italic" style:font-style-asian="italic" style:font-style-complex="italic"/>
    </style:style>
    <style:style style:name="T9" style:family="text">
      <style:text-properties fo:font-size="12pt" style:font-size-asian="12pt" style:font-size-complex="12pt"/>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officeooo:rsid="001ee592"/>
    </style:style>
    <style:style style:name="T13" style:family="text">
      <style:text-properties officeooo:rsid="002076d9"/>
    </style:style>
    <style:style style:name="T14" style:family="text">
      <style:text-properties officeooo:rsid="0020b5b7"/>
    </style:style>
    <style:style style:name="T15" style:family="text">
      <style:text-properties style:font-name="Nimbus Sans L" fo:font-size="32pt" fo:font-weight="bold" style:font-size-asian="32pt" style:font-weight-asian="bold" style:font-size-complex="32pt" style:font-weight-complex="bold"/>
    </style:style>
    <style:style style:name="T16" style:family="text">
      <style:text-properties officeooo:rsid="0022cd24"/>
    </style:style>
    <style:style style:name="T17" style:family="text">
      <style:text-properties officeooo:rsid="0024575e"/>
    </style:style>
    <style:style style:name="T18" style:family="text">
      <style:text-properties officeooo:rsid="0025d70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7" draw:name="graphics1" text:anchor-type="paragraph" svg:width="11.679cm" svg:height="11.779cm" draw:z-index="24"><draw:image xlink:href="Pictures/100000000000021100000217C00C08BBFEBE92B4.png" xlink:type="simple" xlink:show="embed" xlink:actuate="onLoad" draw:mime-type="image/png"/></draw:frame></text:p>
      <text:p text:style-name="Standard"/>
      <text:p text:style-name="Standard"/>
      <text:p text:style-name="Standard"/>
      <text:p text:style-name="Standard"/>
      <text:p text:style-name="Standard"/>
      <text:p text:style-name="Standard"><text:tab/><text:tab/><text:tab/><text:span text:style-name="T15">I/O System handbok</text:span></text:p>
      <text:p text:style-name="P3"/>
      <text:p text:style-name="P3"/>
      <text:p text:style-name="P1"/>
      <text:p text:style-name="P1"/>
      <text:p text:style-name="P1"/>
      <text:p text:style-name="P1"/>
      <text:p text:style-name="P1">2009-01-09</text:p>
      <text:p text:style-name="P1"/>
      <text:p text:style-name="P4"/>
      <text:p text:style-name="P2"/>
      <text:p text:style-name="P2"><text:tab/>Copyright SSAB <text:span text:style-name="T14">EMEA</text:span> AB <text:span text:style-name="T14">2005-</text:span>20<text:span text:style-name="T16">2</text:span><text:span text:style-name="T18">3</text:span></text:p>
      <text:p text:style-name="P2"><text:tab/></text:p>
      <text:p text:style-name="P2"><text:tab/>Permission is granted to copy, distribute and/or modify this document </text:p>
      <text:p text:style-name="P2"><text:s text:c="6"/><text:tab/>under the terms of the GNU Free Documentation License, Version 1.2</text:p>
      <text:p text:style-name="P2"><text:s text:c="6"/><text:tab/>or any later version published by the Free Software Foundation;</text:p>
      <text:p text:style-name="P2"><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nehåll</text:p>
          </text:index-title>
          <text:p text:style-name="P19">Om den här handledningen <text:tab/>7</text:p>
          <text:p text:style-name="P19">Introduktion<text:tab/>8</text:p>
          <text:p text:style-name="P19">Översikt<text:tab/>9</text:p>
          <text:p text:style-name="P15">Nivåer<text:tab/>9</text:p>
          <text:p text:style-name="P15">Konfigurering<text:tab/>9</text:p>
          <text:p text:style-name="P19">I/O System<text:tab/>10</text:p>
          <text:p text:style-name="P15">PSS9000<text:tab/>11</text:p>
          <text:p text:style-name="P18">Rack objekt<text:tab/>11</text:p>
          <text:p text:style-name="P16">Rack_SSAB<text:tab/>11</text:p>
          <text:p text:style-name="P17">Attribut<text:tab/>11</text:p>
          <text:p text:style-name="P17">Drivrutin<text:tab/>11</text:p>
          <text:p text:style-name="P16">Ssab_RemoteRack<text:tab/>11</text:p>
          <text:p text:style-name="P17">Attribut<text:tab/>11</text:p>
          <text:p text:style-name="P18">Di kort<text:tab/>12</text:p>
          <text:p text:style-name="P16">Ssab_BaseDiCard<text:tab/>12</text:p>
          <text:p text:style-name="P16">Ssab_DI32D<text:tab/>12</text:p>
          <text:p text:style-name="P18">Do kort<text:tab/>12</text:p>
          <text:p text:style-name="P16">Ssab_BaseDoCard<text:tab/>12</text:p>
          <text:p text:style-name="P16">Ssab_DO32KTS<text:tab/>13</text:p>
          <text:p text:style-name="P16">Ssab_DO32KTS_Stall<text:tab/>13</text:p>
          <text:p text:style-name="P18">Ai kort<text:tab/>13</text:p>
          <text:p text:style-name="P16">Ssab_BaseACard<text:tab/>13</text:p>
          <text:p text:style-name="P16">Ssab_AI8uP<text:tab/>13</text:p>
          <text:p text:style-name="P16">Ssab_AI16uP<text:tab/>13</text:p>
          <text:p text:style-name="P16">Ssab_AI32uP<text:tab/>14</text:p>
          <text:p text:style-name="P16">Ssab_AI16uP_Logger<text:tab/>14</text:p>
          <text:p text:style-name="P18">Ao kort<text:tab/>14</text:p>
          <text:p text:style-name="P16">Ssab_AO16uP<text:tab/>14</text:p>
          <text:p text:style-name="P16">Ssab_AO8uP<text:tab/>14</text:p>
          <text:p text:style-name="P16">Ssab_AO8uPL<text:tab/>14</text:p>
          <text:p text:style-name="P18">Co kort<text:tab/>14</text:p>
          <text:p text:style-name="P16">Ssab_CO4uP<text:tab/>14</text:p>
          <text:p text:style-name="P15">Profibus<text:tab/>16</text:p>
          <text:p text:style-name="P18">Profibus konfiguratorn<text:tab/>16</text:p>
          <text:p text:style-name="P16">Address<text:tab/>17</text:p>
          <text:p text:style-name="P16">SlaveGsdData<text:tab/>17</text:p>
          <text:p text:style-name="P16">UserPrmData<text:tab/>17</text:p>
          <text:p text:style-name="P16">Module<text:tab/>18</text:p>
          <text:p text:style-name="P18">Specificera dataarean<text:tab/>19</text:p>
          <text:p text:style-name="P16">Digitala ingångar<text:tab/>20</text:p>
          <text:p text:style-name="P16">Analoga ingångar<text:tab/>20</text:p>
          <text:p text:style-name="P16">Digitala utgångar<text:tab/>20</text:p>
          <text:p text:style-name="P16">Analoga utgångar<text:tab/>20</text:p>
          <text:p text:style-name="P16">Komplexa dataareor<text:tab/>20</text:p>
          <text:p text:style-name="P18">Drivrutin<text:tab/>20</text:p>
          <text:p text:style-name="P18">Agent objekt<text:tab/>20</text:p>
          <text:p text:style-name="P16">Pb_Profiboard<text:tab/>20</text:p>
          <text:p text:style-name="P16">Pb_Hilscher<text:tab/>21</text:p>
          <text:p text:style-name="P18">Slavobjekt<text:tab/>21</text:p>
          <text:p text:style-name="P16">Pb_Dp_Slave<text:tab/>21</text:p>
          <text:p text:style-name="P16">ABB_ACS_Pb_Slave<text:tab/>21</text:p>
          <text:p text:style-name="P16">Siemens_ET200S_IM151<text:tab/>21</text:p>
          <text:p text:style-name="P16">Siemens ET200M_IM153<text:tab/>21</text:p>
          <text:p text:style-name="P18">Modulobjekt<text:tab/>21</text:p>
          <text:p text:style-name="P16">Pb_Module<text:tab/>21</text:p>
          <text:p text:style-name="P16">ABB_ACS_PPO5<text:tab/>21</text:p>
          <text:p text:style-name="P16"><text:soft-page-break/>Siemens_ET200S_Ai2<text:tab/>21</text:p>
          <text:p text:style-name="P16">Siemens_ET200S_Ao2<text:tab/>21</text:p>
          <text:p text:style-name="P16">Siemens_ET200M_Di4<text:tab/>21</text:p>
          <text:p text:style-name="P16">Siemens_ET200M_Di2<text:tab/>22</text:p>
          <text:p text:style-name="P16">Siemens_ET200M_Do4<text:tab/>22</text:p>
          <text:p text:style-name="P16">Siemens_ET200M_Do2<text:tab/>22</text:p>
          <text:p text:style-name="P18">Konfiguration av Hilscher kort<text:tab/>22</text:p>
          <text:p text:style-name="P15">MotionControl USB I/O<text:tab/>22</text:p>
          <text:p text:style-name="P18">Drivrutin<text:tab/>22</text:p>
          <text:p text:style-name="P18">Rackobjekt<text:tab/>23</text:p>
          <text:p text:style-name="P16">MotonControl_USB<text:tab/>23</text:p>
          <text:p text:style-name="P18">Kortobjekt<text:tab/>23</text:p>
          <text:p text:style-name="P16">MotionControl_USBIO<text:tab/>23</text:p>
          <text:p text:style-name="P18">Kanaler<text:tab/>23</text:p>
          <text:p text:style-name="P16">Ai konfigurering<text:tab/>24</text:p>
          <text:p text:style-name="P16">Ao konfigurering<text:tab/>24</text:p>
          <text:p text:style-name="P18">Länkfil<text:tab/>24</text:p>
          <text:p text:style-name="P15">Velleman K8055<text:tab/>25</text:p>
          <text:p text:style-name="P18">Agentobjekt<text:tab/>25</text:p>
          <text:p text:style-name="P16">USB_Agent<text:tab/>25</text:p>
          <text:p text:style-name="P18">Rackobjekt<text:tab/>25</text:p>
          <text:p text:style-name="P16">Velleman_K8055<text:tab/>25</text:p>
          <text:p text:style-name="P18">Kortobjekt<text:tab/>25</text:p>
          <text:p text:style-name="P16">Velleman_K8055_Board<text:tab/>25</text:p>
          <text:p text:style-name="P18">Kanaler<text:tab/>26</text:p>
          <text:p text:style-name="P16">Ai konfigurering<text:tab/>26</text:p>
          <text:p text:style-name="P16">Ao konfigurering<text:tab/>26</text:p>
          <text:p text:style-name="P18">Länkfil<text:tab/>26</text:p>
          <text:p text:style-name="P19">Adaption av I/O system<text:tab/>28</text:p>
          <text:p text:style-name="P15">Översikt<text:tab/>28</text:p>
          <text:p text:style-name="P18">Nivåer<text:tab/>28</text:p>
          <text:p text:style-name="P18">Area objekt<text:tab/>29</text:p>
          <text:p text:style-name="P18">I/O objekt<text:tab/>29</text:p>
          <text:p text:style-name="P18">Processer<text:tab/>29</text:p>
          <text:p text:style-name="P18">Ramverk<text:tab/>29</text:p>
          <text:p text:style-name="P18">Metoder<text:tab/>30</text:p>
          <text:p text:style-name="P15">Ramverk<text:tab/>30</text:p>
          <text:p text:style-name="P15">Skapa I/O-objekt<text:tab/>32</text:p>
          <text:p text:style-name="P18">Flags<text:tab/>34</text:p>
          <text:p text:style-name="P18">Attribut<text:tab/>35</text:p>
          <text:p text:style-name="P16">Description<text:tab/>35</text:p>
          <text:p text:style-name="P16">Process<text:tab/>35</text:p>
          <text:p text:style-name="P16">ThreadObject<text:tab/>35</text:p>
          <text:p text:style-name="P18">Metod objekt<text:tab/>35</text:p>
          <text:p text:style-name="P16">Agenter<text:tab/>36</text:p>
          <text:p text:style-name="P16">Rack<text:tab/>36</text:p>
          <text:p text:style-name="P16">Kort<text:tab/>36</text:p>
          <text:p text:style-name="P16">Connect-metod för ThreadObject<text:tab/>36</text:p>
          <text:p text:style-name="P15">Metoder<text:tab/>37</text:p>
          <text:p text:style-name="P16">Lokal datastruktur<text:tab/>37</text:p>
          <text:p text:style-name="P16">Agent-Metoder<text:tab/>37</text:p>
          <text:p text:style-name="P17">IoAgentInit<text:tab/>37</text:p>
          <text:p text:style-name="P17">IoAgentClose<text:tab/>38</text:p>
          <text:p text:style-name="P17">IoAgentRead<text:tab/>38</text:p>
          <text:p text:style-name="P17">IoAgentWrite<text:tab/>38</text:p>
          <text:p text:style-name="P17">IoAgentSwap<text:tab/>38</text:p>
          <text:p text:style-name="P17">Rack-metoder<text:tab/>38</text:p>
          <text:p text:style-name="P17">IoRackInit<text:tab/>38</text:p>
          <text:p text:style-name="P17">IoRackClose<text:tab/>38</text:p>
          <text:p text:style-name="P17">IoRackRead<text:tab/>38</text:p>
          <text:p text:style-name="P17"><text:soft-page-break/>IoRackWrite<text:tab/>38</text:p>
          <text:p text:style-name="P17">IoRackSwap<text:tab/>38</text:p>
          <text:p text:style-name="P17">Card-metoder<text:tab/>39</text:p>
          <text:p text:style-name="P17">IoCardInit<text:tab/>39</text:p>
          <text:p text:style-name="P17">IoCardClose<text:tab/>39</text:p>
          <text:p text:style-name="P17">IoCardRead<text:tab/>39</text:p>
          <text:p text:style-name="P17">IoCardWrite<text:tab/>39</text:p>
          <text:p text:style-name="P17">IoCardSwap<text:tab/>39</text:p>
          <text:p text:style-name="P16">Registrering av metoder<text:tab/>39</text:p>
          <text:p text:style-name="P16">Registrering av klassen<text:tab/>39</text:p>
          <text:p text:style-name="P17">Modul i ProviewR's bassystem<text:tab/>39</text:p>
          <text:p text:style-name="P17">Projekt<text:tab/>40</text:p>
          <text:p text:style-name="P16">Exempel på rack metoder<text:tab/>40</text:p>
          <text:p text:style-name="P16">Exempel på metoder digitalt ingångskort<text:tab/>41</text:p>
          <text:p text:style-name="P16">Exempel på metoder för digitalt utgångkort<text:tab/>44</text:p>
          <text:p text:style-name="P15">Steg för steg beskrivning<text:tab/>47</text:p>
          <text:p text:style-name="P18">Lägga in i ett projekt<text:tab/>47</text:p>
          <text:p text:style-name="P16">Skapa klasser<text:tab/>47</text:p>
          <text:p text:style-name="P17">Skapa en klassvolym<text:tab/>47</text:p>
          <text:p text:style-name="P17">Öppna klassvolymen<text:tab/>48</text:p>
          <text:p text:style-name="P17">Skapa en Rack klass<text:tab/>49</text:p>
          <text:p text:style-name="P17">Skapa en kortklass<text:tab/>50</text:p>
          <text:p text:style-name="P17">Bygg klassvolymen<text:tab/>56</text:p>
          <text:p text:style-name="P18">Installera drivrutin<text:tab/>56</text:p>
          <text:p text:style-name="P18">Skriva metoder<text:tab/>57</text:p>
          <text:p text:style-name="P17">Registrera klassen<text:tab/>61</text:p>
          <text:p text:style-name="P17">Makefile<text:tab/>61</text:p>
          <text:p text:style-name="P17">Länkfil<text:tab/>62</text:p>
          <text:p text:style-name="P16">Konfigurera nodhierarkin<text:tab/>62</text:p>
          <text:p text:style-name="P18">Lägga in i ProviewR's bassystem<text:tab/>65</text:p>
          <text:p text:style-name="P16">Klassvolym<text:tab/>65</text:p>
          <text:p text:style-name="P16">OtherIO<text:tab/>65</text:p>
          <text:p text:style-name="P17">Skapa klasser<text:tab/>66</text:p>
          <text:p text:style-name="P17">Skapa metoder<text:tab/>66</text:p>
          <text:p text:style-name="P17">Registrera klassen<text:tab/>66</text:p>
          <text:p text:style-name="P17">Objektbilder<text:tab/>66</text:p>
          <text:p text:style-name="P17">Merge<text:tab/>67</text:p>
          <text:p text:style-name="P18">Separat Modul<text:tab/>67</text:p>
          <text:p text:style-name="P18">Om Hilscher Profibus agenten<text:tab/>67</text:p>
        </text:index-body>
      </text:table-of-content>
      <text:p text:style-name="P2"/>
      <text:h text:style-name="P20" text:outline-level="1" text:is-list-header="true">Om den här handledningen </text:h>
      <text:p text:style-name="Text_20_body">ProviewR's <text:span text:style-name="T1">I/O System handbok </text:span>är avsedd för personer som vill knyta olika typer av I/O system till ProviewR, och för användare som vill ha en djupare förståelse för hur I/O hanteringen i ProviewR fungerar.</text:p>
      <text:h text:style-name="Heading_20_1" text:outline-level="1" text:is-list-header="true">Introduktion</text:h>
      <text:p text:style-name="Text_20_body">IO-hanteringen i ProviewR består av ett ramverk som är designat för att</text:p>
      <text:list xml:id="list1247238831" text:style-name="L1">
        <text:list-item>
          <text:p text:style-name="P22">vara portabelt och körbart på olika plattformar.</text:p>
        </text:list-item>
        <text:list-item>
          <text:p text:style-name="P22">enkelt kunna lägga till nya I/O-system.</text:p>
        </text:list-item>
        <text:list-item>
          <text:p text:style-name="P22">hantera I/O-kort på den lokala bussen.</text:p>
        </text:list-item>
        <text:list-item>
          <text:p text:style-name="P22">hantera distribuerade I/O-system och kommunicera med remota rack-system.</text:p>
        </text:list-item>
        <text:list-item>
          <text:p text:style-name="P22">tillåta projekt att implementera lokala I/O system.</text:p>
        </text:list-item>
        <text:list-item>
          <text:p text:style-name="P22">synkronisera I/O-system med exekveringen av plc-program, eller med applikationsprocesser.</text:p>
        </text:list-item>
      </text:list>
      <text:p text:style-name="Text_20_body"/>
      <text:p text:style-name="Text_20_body"/>
      <text:h text:style-name="Heading_20_1" text:outline-level="1" text:is-list-header="true">Översikt</text:h>
      <text:p text:style-name="Text_20_body">I/O på en processnod konfigureras genom att skapa objekt i ProviewR databasen. Objekten är uppdelade i två träd, anläggningshierarkin och nodhierakin. Anläggningshierarkin beskriver hur anläggningen är uppbyggd med olika processavsnitt, motorer, pumpar, fläktar mm. Här återfinns signalobjekt som representerar värden som läses in från olika givare, eller värden som ställs ut till motorer, ställdon mm. Signalobjekten är av klasserna Di, Do, Ai, Ao, Ii, Io, Co eller Po. Nodhierarkin beskriver processdatorns uppbyggnad, med server processer och I/O system. I/O systemet konfigureras med ett träd av agent, rack, kort och kanal-objekt. Kanalobjekten representerar en I/O signal som kommer in till datorn via en kanal på ett I/O kort (eller via ett distribuerat bussystem). Kanalobjekten är av klasserna ChanDi, ChanDo, ChanAi, ChanAo, ChanIi, ChanIo och ChanCo. Varje signalobjekt i anläggingshierarkin pekar på ett kanalobjekt i nodhierarkin. Kopplingen motsvarar den fysiska anslutningen mellan en givare och kanalen på ett I/O kort.</text:p>
      <text:h text:style-name="Heading_20_2" text:outline-level="2">Nivåer</text:h>
      <text:p text:style-name="Text_20_body">I/O objekten för en processnod konfigureras i en trädstruktur med tre nivåer: Agent, Rack och Kort. I vissa fall kan även en fjärde nivå närvara, Kanaler. Kanal objekten kan konfigureras som individuella objekt eller ligga som interna attribut i Kort objektet. </text:p>
      <text:h text:style-name="Heading_20_2" text:outline-level="2">Konfigurering</text:h>
      <text:p text:style-name="Text_20_body">För ett I/O-system på den lokala bussen används ofta endast rack och kort-nivån. En konfigurering kan gå till så här. Ett rackobjekt läggs under $Node-objektet, och under detta ett kortobjekt för varje I/O kort som finns i racken. Kortobjektet innehåller kanalobjekt för de kanaler som finns på respektive kort. Kanalobjekten kopplas till signal-objekt i anläggningshierarkin. Kanalerna för analoga signaler innehåller attribut för att ange mätområden, och kortobjekten inehåller attribut för adresser.</text:p>
      <text:p text:style-name="Text_20_body">Konfigureringen av ett distribuerat I/O-system kan se lite annorlunda ut. Fortfarande används nivåerna Agent, Rack, Kort och Kanal, men nivåerna får en annan innebörd. Om vi tar Profibus som exempel, utgörs agentnivån av ett objekt för masterkort som är monterat på datorn. Racknivån utgörs av slavobjekt, som representerar profibus-slavar som sitter inkopplade på profibus-slingan. Kortnivån utgörs av modulobjekt som representerar moduler som hanteras av slavarna. Kanalobjekten representerar data som skickas på bussen från masterkortet ut till modulerna eller vv. </text:p>
      <text:h text:style-name="Heading_20_1" text:outline-level="1" text:is-list-header="true">I/O System</text:h>
      <text:p text:style-name="Text_20_body">Här följer en beskrivning på de I/O system som är implementerarde i ProviewR.</text:p>
      <text:p text:style-name="Text_20_body"/>
      <text:p text:style-name="P5"/>
      <text:h text:style-name="P21" text:outline-level="2" text:is-list-header="true">PSS9000</text:h>
      <text:p text:style-name="Text_20_body">PSS9000 består av I/O kort för analoga in, analoga ut, digitala ut och digitala in. Det finns även kort för pulsräkning och PID reglering. Korten sätts i ett rack med bussen QBUS, en buss ursprungligen utvecklad för Digitals PDP-11 processor. Racken kopplas via en PCI-QBUS konverterare till en x86-pc, eller kopplas via Ethernet, s k remoterack.</text:p>
      <text:p text:style-name="Text_20_body">Systemet konfigureras med objekt som ligger i SsabOx volymen. Här finns objekt som representerar rack- och kort-nivån. Agent-nivån representeras av $Node objektet.</text:p>
      <text:h text:style-name="Heading_20_3" text:outline-level="3">Rack objekt</text:h>
      <text:h text:style-name="Heading_20_4" text:outline-level="4">Rack_SSAB</text:h>
      <text:p text:style-name="P6">Rack_SSAB objektet representerar ett 19” PSS9000 ramverk med QBUS som bakplan. Antalet kortplatser kan variera.</text:p>
      <text:p text:style-name="P6">Ramverket kopplas till en x86 pc med en PCI-QBUS konverteringskort, PCI-Q, som sätts i pc'n och ansluts till ramverket med kabel. Flera rack kan anslutas via bussförlängarkort.</text:p>
      <text:p text:style-name="P6">Rackobjekten placeras under $Node objektet och namnges C1, C2, osv (i äldre system förekommer namnstandarden R1, R1 osv).</text:p>
      <text:h text:style-name="Heading_20_5" text:outline-level="5">Attribut</text:h>
      <text:p text:style-name="Text_20_body">Rack_SSAB innehåller inte några attribut används av systemet.</text:p>
      <text:h text:style-name="Heading_20_5" text:outline-level="5">Drivrutin</text:h>
      <text:p text:style-name="P6">PCI-QBUS konverteringskortet, PCI-Q, kräver att en drivrutin installeras.</text:p>
      <text:h text:style-name="Heading_20_4" text:outline-level="4">Ssab_RemoteRack</text:h>
      <text:p text:style-name="Text_20_body">Ssab_RemoteRack objektet konfiguerar ett PSS9000 ramverk som ansluts till pc'n via Ethernet. Anslutningen av ramverket till Ethernet sker genom ett BFBETH kort sätts i ramverket.</text:p>
      <text:p text:style-name="Text_20_body">Objektet placeras under $Node objektet och namnges E1, E2 osv.</text:p>
      <text:h text:style-name="Heading_20_5" text:outline-level="5">Attribut</text:h>
      <table:table table:name="Table1" table:style-name="Table1">
        <table:table-column table:style-name="Table1.A"/>
        <table:table-column table:style-name="Table1.B"/>
        <table:table-header-rows>
          <table:table-row table:style-name="TableLine94826103777216">
            <table:table-cell table:style-name="Table1.A1" office:value-type="string">
              <text:p text:style-name="Table_20_Heading">Attribut</text:p>
            </table:table-cell>
            <table:table-cell table:style-name="Table1.B1" office:value-type="string">
              <text:p text:style-name="Table_20_Heading">Beskrivning</text:p>
            </table:table-cell>
          </table:table-row>
        </table:table-header-rows>
        <table:table-row table:style-name="TableLine94826104214048">
          <table:table-cell table:style-name="Table1.A2" office:value-type="string">
            <text:p text:style-name="Table_20_Contents">Address</text:p>
          </table:table-cell>
          <table:table-cell table:style-name="Table1.B2" office:value-type="string">
            <text:p text:style-name="Table_20_Contents">ip-adress för BTBETH kortet.</text:p>
          </table:table-cell>
        </table:table-row>
        <table:table-row table:style-name="TableLine94826104230592">
          <table:table-cell table:style-name="Table1.A2" office:value-type="string">
            <text:p text:style-name="Table_20_Contents">LocalPort</text:p>
          </table:table-cell>
          <table:table-cell table:style-name="Table1.B2" office:value-type="string">
            <text:p text:style-name="Table_20_Contents">Port i processtationen.</text:p>
          </table:table-cell>
        </table:table-row>
        <table:table-row table:style-name="TableLine94826104231248">
          <table:table-cell table:style-name="Table1.A2" office:value-type="string">
            <text:p text:style-name="Table_20_Contents">RemotePort</text:p>
          </table:table-cell>
          <table:table-cell table:style-name="Table1.B2" office:value-type="string">
            <text:p text:style-name="Table_20_Contents">Port för BTBETH kortet. Default 8000.</text:p>
          </table:table-cell>
        </table:table-row>
        <table:table-row table:style-name="TableLine94826104231904">
          <table:table-cell table:style-name="Table1.A2" office:value-type="string">
            <text:p text:style-name="Table_20_Contents">Process</text:p>
          </table:table-cell>
          <table:table-cell table:style-name="Table1.B2" office:value-type="string">
            <text:p text:style-name="Table_20_Contents">Process som ska hantera racken. 1 plcprogrammet, 2 io_comm.</text:p>
          </table:table-cell>
        </table:table-row>
        <table:table-row table:style-name="TableLine94826104232720">
          <table:table-cell table:style-name="Table1.A2" office:value-type="string">
            <text:p text:style-name="Table_20_Contents">ThreadObject</text:p>
          </table:table-cell>
          <table:table-cell table:style-name="Table1.B2" office:value-type="string">
            <text:p text:style-name="Table_20_Contents">Om process är 1, anges här den tråd i plcprogrammet som ska hantera racken.</text:p>
          </table:table-cell>
        </table:table-row>
        <table:table-row table:style-name="TableLine94826104233488">
          <table:table-cell table:style-name="Table1.A2" office:value-type="string">
            <text:p text:style-name="Table_20_Contents">StallAction</text:p>
          </table:table-cell>
          <table:table-cell table:style-name="Table1.B2" office:value-type="string">
            <text:p text:style-name="Table_20_Contents">No, ResetInputs eller EmergencyBreak. Default EmergencyBreak.</text:p>
          </table:table-cell>
        </table:table-row>
      </table:table>
      <text:p text:style-name="Text_20_body"/>
      <text:h text:style-name="Heading_20_3" text:outline-level="3">Di kort</text:h>
      <text:p text:style-name="Text_20_body">Samtliga digitala ingångskort har en gemensam basklass, Ssab_BaseDiCard, som innehåller attribut som är gemensamma för alla di-kort. Objekten för respektive korttyp är utökade med kanalobjekt för de kanaler som kortet innehåller.</text:p>
      <text:h text:style-name="Heading_20_4" text:outline-level="4"><text:soft-page-break/>Ssab_BaseDiCard</text:h>
      <table:table table:name="Table2" table:style-name="Table2">
        <table:table-column table:style-name="Table2.A"/>
        <table:table-column table:style-name="Table2.B"/>
        <table:table-header-rows>
          <table:table-row table:style-name="TableLine94826104157520">
            <table:table-cell table:style-name="Table2.A1" office:value-type="string">
              <text:p text:style-name="Table_20_Heading">Attribut</text:p>
            </table:table-cell>
            <table:table-cell table:style-name="Table2.B1" office:value-type="string">
              <text:p text:style-name="Table_20_Heading">Beskrivning</text:p>
            </table:table-cell>
          </table:table-row>
        </table:table-header-rows>
        <table:table-row table:style-name="TableLine94826104255120">
          <table:table-cell table:style-name="Table2.A2" office:value-type="string">
            <text:p text:style-name="Table_20_Contents">RegAddress</text:p>
          </table:table-cell>
          <table:table-cell table:style-name="Table2.B2" office:value-type="string">
            <text:p text:style-name="Table_20_Contents">QBUS adress för kortet.</text:p>
          </table:table-cell>
        </table:table-row>
        <table:table-row table:style-name="TableLine94826104256704">
          <table:table-cell table:style-name="Table2.A2" office:value-type="string">
            <text:p text:style-name="Table_20_Contents">ErrorHardLimit</text:p>
          </table:table-cell>
          <table:table-cell table:style-name="Table2.B2" office:value-type="string">
            <text:p text:style-name="Table_20_Contents">Felgräns som stoppar systemet.</text:p>
          </table:table-cell>
        </table:table-row>
        <table:table-row table:style-name="TableLine94826104257360">
          <table:table-cell table:style-name="Table2.A2" office:value-type="string">
            <text:p text:style-name="Table_20_Contents">ErrorSoftLimit</text:p>
          </table:table-cell>
          <table:table-cell table:style-name="Table2.B2" office:value-type="string">
            <text:p text:style-name="Table_20_Contents">Felgräns som larmar.</text:p>
          </table:table-cell>
        </table:table-row>
        <table:table-row table:style-name="TableLine94826104258016">
          <table:table-cell table:style-name="Table2.A2" office:value-type="string">
            <text:p text:style-name="Table_20_Contents">Process</text:p>
          </table:table-cell>
          <table:table-cell table:style-name="Table2.B2" office:value-type="string">
            <text:p text:style-name="Table_20_Contents">Process som ska hantera racken. 1 plcprogrammet, 2 io_comm.</text:p>
          </table:table-cell>
        </table:table-row>
        <table:table-row table:style-name="TableLine94826104258832">
          <table:table-cell table:style-name="Table2.A2" office:value-type="string">
            <text:p text:style-name="Table_20_Contents">ThreadObject</text:p>
          </table:table-cell>
          <table:table-cell table:style-name="Table2.B2" office:value-type="string">
            <text:p text:style-name="Table_20_Contents">Om process är 1, anges här den tråd i plcprogrammet som ska hantera racken.</text:p>
          </table:table-cell>
        </table:table-row>
        <table:table-row table:style-name="TableLine94826104259600">
          <table:table-cell table:style-name="Table2.A2" office:value-type="string">
            <text:p text:style-name="Table_20_Contents">ConvMask1</text:p>
          </table:table-cell>
          <table:table-cell table:style-name="Table2.B2" office:value-type="string">
            <text:p text:style-name="Table_20_Contents">Konverteringsmasken anger vilka kanaler som ska omvandlas till signalvärden. Hanterar kanal 1 – 16.</text:p>
          </table:table-cell>
        </table:table-row>
        <table:table-row table:style-name="TableLine94826104260416">
          <table:table-cell table:style-name="Table2.A2" office:value-type="string">
            <text:p text:style-name="Table_20_Contents">ConvMask2</text:p>
          </table:table-cell>
          <table:table-cell table:style-name="Table2.B2" office:value-type="string">
            <text:p text:style-name="Table_20_Contents">Se ConvMask1. Hanterar kanal 17 – 32.</text:p>
          </table:table-cell>
        </table:table-row>
        <table:table-row table:style-name="TableLine94826104261232">
          <table:table-cell table:style-name="Table2.A2" office:value-type="string">
            <text:p text:style-name="Table_20_Contents">InvMask1</text:p>
          </table:table-cell>
          <table:table-cell table:style-name="Table2.B2" office:value-type="string">
            <text:p text:style-name="Table_20_Contents">Inverteringsmasken anger vilka kanaler som är inverterade. Hanterar kanal 1-16.</text:p>
          </table:table-cell>
        </table:table-row>
        <table:table-row table:style-name="TableLine94826104262240">
          <table:table-cell table:style-name="Table2.A2" office:value-type="string">
            <text:p text:style-name="Table_20_Contents">InvMask2</text:p>
          </table:table-cell>
          <table:table-cell table:style-name="Table2.B2" office:value-type="string">
            <text:p text:style-name="Table_20_Contents">Se InvMask1. Hanterar kanal 17 – 32.</text:p>
          </table:table-cell>
        </table:table-row>
      </table:table>
      <text:h text:style-name="Heading_20_4" text:outline-level="4">Ssab_DI32D</text:h>
      <text:p text:style-name="Text_20_body">Objekt som konfigurerar ett digitalt ingångkort av typen DI32D. Kortet innehåller 32 kanaler, vars DiChan objekt ligger internt i objektet. Objektet läggs som barn till ett Rack_SSAB eller Ssab_RemoteRack objekt. Attribut: se BaseDiCard ovan.</text:p>
      <text:h text:style-name="Heading_20_3" text:outline-level="3">Do kort</text:h>
      <text:p text:style-name="Text_20_body">Samtliga digitala utgångskort har en gemensam basklass, Ssab_BaseDoCard, som innehåller attribut som är gemensamma för alla do-kort. Objekten för respektive korttyp är utökade med kanalobjekt för de kanaler som kortet innehåller.</text:p>
      <text:h text:style-name="Heading_20_4" text:outline-level="4">Ssab_BaseDoCard</text:h>
      <table:table table:name="Table3" table:style-name="Table3">
        <table:table-column table:style-name="Table3.A"/>
        <table:table-column table:style-name="Table3.B"/>
        <table:table-header-rows>
          <table:table-row table:style-name="TableLine94826104266944">
            <table:table-cell table:style-name="Table3.A1" office:value-type="string">
              <text:p text:style-name="Table_20_Heading">Attribut</text:p>
            </table:table-cell>
            <table:table-cell table:style-name="Table3.B1" office:value-type="string">
              <text:p text:style-name="Table_20_Heading">Beskrivning</text:p>
            </table:table-cell>
          </table:table-row>
        </table:table-header-rows>
        <table:table-row table:style-name="TableLine94826104286512">
          <table:table-cell table:style-name="Table3.A2" office:value-type="string">
            <text:p text:style-name="Table_20_Contents">RegAddress</text:p>
          </table:table-cell>
          <table:table-cell table:style-name="Table3.B2" office:value-type="string">
            <text:p text:style-name="Table_20_Contents">QBUS adress för kortet.</text:p>
          </table:table-cell>
        </table:table-row>
        <table:table-row table:style-name="TableLine94826104288096">
          <table:table-cell table:style-name="Table3.A2" office:value-type="string">
            <text:p text:style-name="Table_20_Contents">ErrorHardLimit</text:p>
          </table:table-cell>
          <table:table-cell table:style-name="Table3.B2" office:value-type="string">
            <text:p text:style-name="Table_20_Contents">Felgräns som stoppar systemet.</text:p>
          </table:table-cell>
        </table:table-row>
        <table:table-row table:style-name="TableLine94826104288752">
          <table:table-cell table:style-name="Table3.A2" office:value-type="string">
            <text:p text:style-name="Table_20_Contents">ErrorSoftLimit</text:p>
          </table:table-cell>
          <table:table-cell table:style-name="Table3.B2" office:value-type="string">
            <text:p text:style-name="Table_20_Contents">Felgräns som larmar.</text:p>
          </table:table-cell>
        </table:table-row>
        <table:table-row table:style-name="TableLine94826104289408">
          <table:table-cell table:style-name="Table3.A2" office:value-type="string">
            <text:p text:style-name="Table_20_Contents">Process</text:p>
          </table:table-cell>
          <table:table-cell table:style-name="Table3.B2" office:value-type="string">
            <text:p text:style-name="Table_20_Contents">Process som ska hantera racken. 1 plcprogrammet, 2 io_comm.</text:p>
          </table:table-cell>
        </table:table-row>
        <table:table-row table:style-name="TableLine94826104290224">
          <table:table-cell table:style-name="Table3.A2" office:value-type="string">
            <text:p text:style-name="Table_20_Contents">ThreadObject</text:p>
          </table:table-cell>
          <table:table-cell table:style-name="Table3.B2" office:value-type="string">
            <text:p text:style-name="Table_20_Contents">Om process är 1, anges här den tråd i plcprogrammet som ska hantera kortet.</text:p>
          </table:table-cell>
        </table:table-row>
        <table:table-row table:style-name="TableLine94826104290992">
          <table:table-cell table:style-name="Table3.A2" office:value-type="string">
            <text:p text:style-name="Table_20_Contents">InvMask1</text:p>
          </table:table-cell>
          <table:table-cell table:style-name="Table3.B2" office:value-type="string">
            <text:p text:style-name="Table_20_Contents">Inverteringsmasken anger vilka kanaler som är inverterade. Hanterar kanal 1-16.</text:p>
          </table:table-cell>
        </table:table-row>
        <table:table-row table:style-name="TableLine94826104291808">
          <table:table-cell table:style-name="Table3.A2" office:value-type="string">
            <text:p text:style-name="Table_20_Contents">InvMask2</text:p>
          </table:table-cell>
          <table:table-cell table:style-name="Table3.B2" office:value-type="string">
            <text:p text:style-name="Table_20_Contents">Se InvMask1. Hanterar kanal 17 – 32.</text:p>
          </table:table-cell>
        </table:table-row>
        <table:table-row table:style-name="TableLine94826104292624">
          <table:table-cell table:style-name="Table3.A2" office:value-type="string">
            <text:p text:style-name="Table_20_Contents">FixedOutValue1</text:p>
          </table:table-cell>
          <table:table-cell table:style-name="Table3.B2" office:value-type="string">
            <text:p text:style-name="Table_20_Contents">Bitmask för kanal 1 to 16 vid nödstopp av I/O hanteringen. FixedOutValue ska normalt vara 0, eftersom detta är värdet vi spänningsbortfall.</text:p>
          </table:table-cell>
        </table:table-row>
        <table:table-row table:style-name="TableLine94826104293632">
          <table:table-cell table:style-name="Table3.A2" office:value-type="string">
            <text:p text:style-name="Table_20_Contents">FixedOutValue2</text:p>
          </table:table-cell>
          <table:table-cell table:style-name="Table3.B2" office:value-type="string">
            <text:p text:style-name="Table_20_Contents">SeFixedOutValue1. FixedOutValue2 är bitmask för kanal 17 – 32.</text:p>
          </table:table-cell>
        </table:table-row>
        <table:table-row table:style-name="TableLine94826104294448">
          <table:table-cell table:style-name="Table3.A2" office:value-type="string">
            <text:p text:style-name="Table_20_Contents">ConvMask1</text:p>
          </table:table-cell>
          <table:table-cell table:style-name="Table3.B2" office:value-type="string">
            <text:p text:style-name="Table_20_Contents">Konverteringsmasken anger vilka kanaler som ska omvandlas till signalvärden. Hanterar kanal 1 – 16.</text:p>
          </table:table-cell>
        </table:table-row>
        <table:table-row table:style-name="TableLine94826104295264">
          <table:table-cell table:style-name="Table3.A2" office:value-type="string">
            <text:p text:style-name="Table_20_Contents">ConvMask2</text:p>
          </table:table-cell>
          <table:table-cell table:style-name="Table3.B2" office:value-type="string">
            <text:p text:style-name="Table_20_Contents">Se ConvMask1. Hanterar kanal 17 – 32.</text:p>
          </table:table-cell>
        </table:table-row>
      </table:table>
      <text:h text:style-name="Heading_20_4" text:outline-level="4">Ssab_DO32KTS</text:h>
      <text:p text:style-name="Text_20_body">Objekt som konfigurerar ett digitalt utgångskort av typen DO32KTS. Kortet innehåller 32 kanaler, vars DoChan objekt ligger internt i objektet. Objektet läggs som barn till ett Rack_SSAB eller Ssab_RemoteRack objekt. Attribut: se BaseDoCard ovan.</text:p>
      <text:h text:style-name="Heading_20_4" text:outline-level="4"><text:soft-page-break/>Ssab_DO32KTS_Stall</text:h>
      <text:p text:style-name="Text_20_body">Objekt som konfiguerar ett digitalt utgångskort av typen DO32KTS Stall. Kortet liknar DO32KTS men innehåller även en stall-funktion. som gör reset på bussen, dvs alla utgångar nollställs på samtliga kort, om ingen skrivning eller läsning har gjort på kortet inom ca 1.5 sekunder.</text:p>
      <text:h text:style-name="Heading_20_3" text:outline-level="3">Ai kort</text:h>
      <text:p text:style-name="Text_20_body">Samtliga analoga kort har en gemensam basklass, Ssab_BaseACard, som innehåller attribut som är gemensamma för alla analoga kort. Objekten för respektive korttyp är utökade med kanalobjekt för de kanaler som kortet innehåller.</text:p>
      <text:h text:style-name="Heading_20_4" text:outline-level="4">Ssab_BaseACard</text:h>
      <table:table table:name="Table4" table:style-name="Table4">
        <table:table-column table:style-name="Table4.A"/>
        <table:table-column table:style-name="Table4.B"/>
        <table:table-header-rows>
          <table:table-row table:style-name="TableLine94826104268352">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style-name="TableLine94826104311136">
          <table:table-cell table:style-name="Table4.A2" office:value-type="string">
            <text:p text:style-name="Table_20_Contents">RegAddress</text:p>
          </table:table-cell>
          <table:table-cell table:style-name="Table4.B2" office:value-type="string">
            <text:p text:style-name="Table_20_Contents">QBUS adress för kortet.</text:p>
          </table:table-cell>
        </table:table-row>
        <table:table-row table:style-name="TableLine94826104312608">
          <table:table-cell table:style-name="Table4.A2" office:value-type="string">
            <text:p text:style-name="Table_20_Contents">ErrorHardLimit</text:p>
          </table:table-cell>
          <table:table-cell table:style-name="Table4.B2" office:value-type="string">
            <text:p text:style-name="Table_20_Contents">Felgräns som stoppar systemet.</text:p>
          </table:table-cell>
        </table:table-row>
        <table:table-row table:style-name="TableLine94826104313264">
          <table:table-cell table:style-name="Table4.A2" office:value-type="string">
            <text:p text:style-name="Table_20_Contents">ErrorSoftLimit</text:p>
          </table:table-cell>
          <table:table-cell table:style-name="Table4.B2" office:value-type="string">
            <text:p text:style-name="Table_20_Contents">Felgräns som larmar.</text:p>
          </table:table-cell>
        </table:table-row>
        <table:table-row table:style-name="TableLine94826104313920">
          <table:table-cell table:style-name="Table4.A2" office:value-type="string">
            <text:p text:style-name="Table_20_Contents">Process</text:p>
          </table:table-cell>
          <table:table-cell table:style-name="Table4.B2" office:value-type="string">
            <text:p text:style-name="Table_20_Contents">Process som ska hantera racken. 1 plcprogrammet, 2 io_comm.</text:p>
          </table:table-cell>
        </table:table-row>
        <table:table-row table:style-name="TableLine94826104314736">
          <table:table-cell table:style-name="Table4.A2" office:value-type="string">
            <text:p text:style-name="Table_20_Contents">ThreadObject</text:p>
          </table:table-cell>
          <table:table-cell table:style-name="Table4.B2" office:value-type="string">
            <text:p text:style-name="Table_20_Contents">Om process är 1, anges här den tråd i plcprogrammet som ska hantera kortet.</text:p>
          </table:table-cell>
        </table:table-row>
      </table:table>
      <text:h text:style-name="Heading_20_4" text:outline-level="4">Ssab_AI8uP</text:h>
      <text:p text:style-name="Text_20_body">Objekt som konfigurerar ett analogt ingångkort av typen Ai8uP. Kortet innehåller 8 kanaler, vars AiChan objekt ligger internt i objektet. Objektet läggs som barn till ett Rack_SSAB eller Ssab_RemoteRack objekt. Attribut: se BaseACard ovan.</text:p>
      <text:h text:style-name="Heading_20_4" text:outline-level="4">Ssab_AI16uP</text:h>
      <text:p text:style-name="Text_20_body">Objekt som konfigurerar ett analogt ingångkort av typen Ai16uP. Kortet innehåller 16 kanaler, vars AiChan objekt ligger internt i objektet. Objektet läggs som barn till ett Rack_SSAB eller Ssab_RemoteRack objekt. Attribut: se BaseACard ovan.</text:p>
      <text:h text:style-name="Heading_20_4" text:outline-level="4">Ssab_AI32uP</text:h>
      <text:p text:style-name="Text_20_body">Objekt som konfigurerar ett analogt ingångkort av typen Ai32uP. Kortet innehåller 32 kanaler, vars AiChan objekt ligger internt i objektet. Objektet läggs som barn till ett Rack_SSAB eller Ssab_RemoteRack objekt. Attribut: se BaseACard ovan.</text:p>
      <text:h text:style-name="Heading_20_4" text:outline-level="4">Ssab_AI16uP_Logger</text:h>
      <text:p text:style-name="Text_20_body">Objekt som konfigurerar ett analogt ingångkort av typen Ai16uP_Logger. Kortet innehåller 16 kanaler, vars AiChan objekt ligger internt i objektet. Objektet läggs som barn till ett Rack_SSAB eller Ssab_RemoteRack objekt. Attribut: se BaseACard ovan.</text:p>
      <text:h text:style-name="Heading_20_3" text:outline-level="3">Ao kort</text:h>
      <text:h text:style-name="Heading_20_4" text:outline-level="4">Ssab_AO16uP</text:h>
      <text:p text:style-name="Text_20_body">Objekt som konfigurerar ett analogt ingångkort av typen AO16uP. Kortet innehåller 16 kanaler, vars AiChan objekt ligger internt i objektet. Objektet läggs som barn till ett Rack_SSAB eller Ssab_RemoteRack objekt. Attribut: se BaseACard ovan.</text:p>
      <text:h text:style-name="Heading_20_4" text:outline-level="4">Ssab_AO8uP</text:h>
      <text:p text:style-name="Text_20_body">Objekt som konfigurerar ett analogt ingångkort av typen AO8uP. Kortet innehåller 8 kanaler, vars <text:soft-page-break/>AiChan objekt ligger internt i objektet. Objektet läggs som barn till ett Rack_SSAB eller Ssab_RemoteRack objekt. Attribut: se BaseACard ovan.</text:p>
      <text:h text:style-name="Heading_20_4" text:outline-level="4">Ssab_AO8uPL</text:h>
      <text:p text:style-name="Text_20_body">Objekt som konfigurerar ett analogt ingångkort av typen AO8uPL. Kortet innehåller 8 kanaler, vars AiChan objekt ligger internt i objektet. Objektet läggs som barn till ett Rack_SSAB eller Ssab_RemoteRack objekt. Attribut: se BaseACard ovan.</text:p>
      <text:h text:style-name="Heading_20_3" text:outline-level="3">Co kort</text:h>
      <text:h text:style-name="Heading_20_4" text:outline-level="4">Ssab_CO4uP</text:h>
      <text:p text:style-name="Text_20_body">Objekt som konfigurerar ett pulsräknarkort av typen CO4uP. Kortet innehåller 4 kanaler, vars CoChan objekt ligger internt i objektet. Objektet läggs som barn till ett Rack_SSAB eller Ssab_RemoteRack objekt.</text:p>
      <text:p text:style-name="P7"><draw:frame draw:style-name="fr6" draw:name="graphics11" text:anchor-type="paragraph" svg:x="0.058cm" svg:y="0cm" svg:width="13.441cm" svg:height="18.124cm" draw:z-index="9"><draw:image xlink:href="Pictures/10000000000001FC000002ADF904C582ABA1BDAF.gif" xlink:type="simple" xlink:show="embed" xlink:actuate="onLoad" draw:mime-type="image/gif"/></draw:frame><text:soft-page-break/>Fig Exempel på PSS9000 konfiguration</text:p>
      <text:h text:style-name="Heading_20_5" text:outline-level="5"/>
      <text:p text:style-name="Text_20_body"/>
      <text:p text:style-name="P5"/>
      <text:h text:style-name="P21" text:outline-level="2" text:is-list-header="true">Profibus</text:h>
      <text:p text:style-name="Text_20_body">Profibus är en fältbuss med noder av typen master eller slav. Det vanligaste är monomastersystem med en master och upp till 125 slavar. Varje slav kan innehålla en eller flera moduler.</text:p>
      <text:p text:style-name="Text_20_body">I ProviewR's I/O hantering representerar mastern agent-nivån, slavarna rack-nivån och modulerna kort-nivån.</text:p>
      <text:p text:style-name="Text_20_body">ProviewR har för närvarande stöd för två olika masterkort, Softing PROFIboard PCI (se <text:a xlink:type="simple" xlink:href="http://www.softing.com/" text:style-name="Internet_20_link" text:visited-style-name="Visited_20_Internet_20_Link">www.softing.com</text:a>) och Hilscher CIF 50-PB (se <text:a xlink:type="simple" xlink:href="http://www.hilscher.com/" text:style-name="Internet_20_link" text:visited-style-name="Visited_20_Internet_20_Link">www.hilscher.com</text:a>). Masterkortet ansluts till processnodens PCI-buss. Kortet konfigureras med ett objektet av klassen Profibus:Pb_Profiboard som läggs under $Node objektet.</text:p>
      <text:p text:style-name="Text_20_body">Varje slav som är kopplad till profibus-slingan konfigureras med objekt av klassen Pb_DP_Slave eller subklasser till denna klass. Slavobjekten läggs som barn till <text:s/>master-objektet. För slavobjektet kan man öppna en speciell profibus-konfigurator, som konfigurerar slavobjektet, och skapar modulobjekt för de moduler som är kopplade till slaven. Profibus-konfiguratorn utgår från gsd-filen för slaven. gsd-filen är en textfil som tillhandahålls av leverantören, och <text:s/>beskriver de olika konfigurationer som kan göras för den aktuella slaven. Innan man öppnar profibus-konfiguratorn måste man ange vilken gsd-fil som den ska utgå ifrån. Det här gör man genom att lägga gsd-filen för den aktuella slaven på $pwrp_exe, och lägga in filnamnet i attributet GSDfile i slavobjektet. </text:p>
      <text:p text:style-name="Text_20_body">Om det finns en subklass för den slav man ska konfigurera, t ex, Siemens_ET200S_IM151, finns normalt gsd-filen angiven i slavobjektet och gsd-filen följer med ProviewR distributionen. </text:p>
      <text:p text:style-name="Text_20_body">När den här operationen är utförd, kan man öppna profibus konfiguratorn genom att högerklicka på objektet och aktivera 'ConfigureSlave' i popupmenyn.</text:p>
      <text:h text:style-name="Heading_20_3" text:outline-level="3">Profibus konfiguratorn</text:h>
      <text:p text:style-name="Text_20_body">Profibus konfiguratorn kan öppnas för ett slavobjekt, dvs ett objekt av klassen Pb_DP_Slave eller av en subklass av denna. Förutsättningen är att det finns en läsbar gsd-fil angiven i GSDfile attributet.</text:p>
      <text:p text:style-name="Text_20_body"><draw:frame draw:style-name="fr6" draw:name="graphics8" text:anchor-type="paragraph" svg:x="0.032cm" svg:y="0.591cm" svg:width="13.441cm" svg:height="16.589cm" draw:z-index="6"><draw:image xlink:href="Pictures/10000000000001FC0000027376980C24E4CBA19A.gif" xlink:type="simple" xlink:show="embed" xlink:actuate="onLoad" draw:mime-type="image/gif"/></draw:frame><text:soft-page-break/></text:p>
      <text:h text:style-name="Heading_20_4" text:outline-level="4"/>
      <text:h text:style-name="Heading_20_4" text:outline-level="4">Address</text:h>
      <text:p text:style-name="Text_20_body">Slavens adress anges i Address attributet. Adressen har ett värde i intervallet 0-125 som vanligen anges med omkopplare på slaven.</text:p>
      <text:h text:style-name="Heading_20_4" text:outline-level="4">SlaveGsdData</text:h>
      <text:p text:style-name="Text_20_body">Mappen SlaveGsdData innehåller diverse data av informativ karaktär.</text:p>
      <text:h text:style-name="Heading_20_4" text:outline-level="4">UserPrmData</text:h>
      <text:p text:style-name="Text_20_body">Mappen SlaveGsdData innehåller de parametrar som kan konfigureras för den aktuella slaven.</text:p>
      <text:h text:style-name="Heading_20_4" text:outline-level="4">Module</text:h>
      <text:p text:style-name="Text_20_body">En slav har plats för en eller flera moduler. Det finns modulära slavar med enbart en modul, där slaven och moduler utgör en enhet, och det finns slavar av rack typ som man kan hänga på ett stort <text:soft-page-break/>antal moduler. Profibuskonfiguratorn visar en mapp för varje modul som kan konfigureras för slaven. </text:p>
      <text:p text:style-name="Text_20_body">För varje modul anges ett objektsnamn, t ex M1, M2 etc. Moduler på samma slav måste ha olika objektsnamn.</text:p>
      <text:p text:style-name="Text_20_body">Vidare anges även modultypen. Denna väljs från en lista av modultyper som supportas av den aktuella slaven. Listan ligger under 'Type'.</text:p>
      <text:p text:style-name="P7"><draw:frame draw:style-name="fr6" draw:name="graphics9" text:anchor-type="paragraph" svg:x="-0.021cm" svg:y="0.212cm" svg:width="13.441cm" svg:height="16.589cm" draw:z-index="7"><draw:image xlink:href="Pictures/10000000000001FC000002731E79929B92AB47AC.gif" xlink:type="simple" xlink:show="embed" xlink:actuate="onLoad" draw:mime-type="image/gif"/></draw:frame>Fig Module Type and Class selected</text:p>
      <text:p text:style-name="Text_20_body">När man har valt typ konfigureras parametrar för den valda modultypen under UserPrmData.</text:p>
      <text:p text:style-name="Text_20_body">Man måste även ange en klass för modul-objektet. Vid konfigureringen skapas ett modulobjekt för varje konfigurerad modul. Objektet är av klassen Pb_Module eller en subklass av denna, och under 'Class' listas alla subklasser till Pb_Module. Hittar man någon som motsvarar aktuell modultyp anger man denna, annars väljer man basklassen Pb_Module. Skillnaden mellan subklasserna och baseklassen är att det i subklasserna finns en definierad dataarea i form av kanalobjekt (se avsnitt Specifiera Dataarean nedan).</text:p>
      <text:p text:style-name="Text_20_body">När alla moduler är konfigurerade sparar man genom att klicka på 'Ok' och går ur genom att klicka på 'Cancel'. Modulobjekt med angivet objektsnamn och angiven klass har nu skapats under slav-objektet.</text:p>
      <text:p text:style-name="Text_20_body"><text:soft-page-break/>Förhoppningsvis hittar man ett modulobjekt som motsvarar den aktuella modulen. Kriteriet för om ett modulobjekt är användbar eller inte, är om specifikationen av dataarean matchar den aktuella modulen. Om man inte hittar ett lämpligt modulobjekt finns två möjligheter: att i en skapa en ny klass med Pb_Module som basklass, och i denna lägga in lämpliga kanalobjekt, eller att konfiguera kanalobjekten under ett Pb_Module objekt. Det senaste alternativet är enklast om det är frågan om enstaka modulobjekt, men har man många moduler av samma typ bör man överväga att skapa en klass för denna.</text:p>
      <text:p text:style-name="Text_20_body"/>
      <text:h text:style-name="Heading_20_3" text:outline-level="3">Specificera dataarean</text:h>
      <text:p text:style-name="Text_20_body"><draw:frame draw:style-name="fr6" draw:name="graphics10" text:anchor-type="paragraph" svg:x="0.032cm" svg:y="5.473cm" svg:width="12.7cm" svg:height="8.837cm" draw:z-index="8"><draw:image xlink:href="Pictures/10000000000001E00000014E3FE390F62191F21B.gif" xlink:type="simple" xlink:show="embed" xlink:actuate="onLoad" draw:mime-type="image/gif"/></draw:frame>Nästa steg är att specificera dataarean för en modul. Ingångsmoduler läser in data som skickas till processnoden på bussen, och utgångsmoduler tar emot data som ställs ut. Det finns även moduler som båda tar emot och ställer ut data, t ex frekvensomformare. Hur dataarean som tas emot resp skickas på bussen måste konfigureras, och det görs med kanalobjekt. Inarean specificeras med ChanDi, ChanAi och ChanIi objekt, och utarean med ChanDo, ChanAo och ChanIo objekt. <text:s/>Kanalobjekten läggs som barn till modulobjektet, eller, om man väljer att göra en speciell klass för modulen, som interna attribut i modulobjektet. I kanalobjektet måste man ange Representation, som specificerar formatet på en variabel, och i vissa fall även Number (för Bit-representation). I slavobjektet kan man även behöva ange ByteOrdering (LittleEndian eller BigEndian) och FloatRepresentation (Intel eller IEEE).</text:p>
      <text:h text:style-name="Heading_20_4" text:outline-level="4"/>
      <text:h text:style-name="Heading_20_4" text:outline-level="4">Digitala ingångar</text:h>
      <text:p text:style-name="Text_20_body">Digitala ingångsmoduler skickar ingångarna som bitar i ett ord. Varje ingång specificeras med ett <text:s/>ChanDi objekt. Representation sätts till Bit8, Bit16, Bit32 eller Bit64, beroende på ordets storlek, och Number anger det bit-nummer i ordet som innehåller kanalvärdet (första biten har nummer 0).</text:p>
      <text:h text:style-name="Heading_20_4" text:outline-level="4">Analoga ingångar</text:h>
      <text:p text:style-name="Text_20_body">En analog ingång överförs vanligtvis som ett heltal och specifieras med ett ChanAi objekt. Representation matchas mot heltalsformatet i överföringen. I vissa fall skickas värdet som ett flyttal, och då måste flyttalsformatet anges i slavobjektets FloatRepresentation (FoatIntel eller FloatIEEE). Område för konvertering till ingenjörsstorhet specifieras i RawValueRange, ChannelSigValueRange, SensorSigValueRange och ActValRange (eftersom signalvärde inte används kan ChannelSigValRange och SensorSigValRange sättas till samma värde som RawValRange).</text:p>
      <text:h text:style-name="Heading_20_4" text:outline-level="4"><text:soft-page-break/>Digitala utgångar</text:h>
      <text:p text:style-name="Text_20_body">Digitala utgångsmoduler specificeras med ChanDo objekt. Representation sätts till Bit8, Bit16, Bit32 eller Bit64 berorende på formatet vid överföringen.</text:p>
      <text:h text:style-name="Heading_20_4" text:outline-level="4">Analoga utgångar</text:h>
      <text:p text:style-name="Text_20_body">För analoga utgångar används ChanAo objekt. Sätt Representation och ange områden för konvertering från ingenjörsstorhet till överförings område (sätt ChannelSigValRange och SensorSigValRange till samma värde som RawValRange).</text:p>
      <text:h text:style-name="Heading_20_4" text:outline-level="4">Komplexa dataareor</text:h>
      <text:p text:style-name="Text_20_body">Många moduler skickar en blandning av heltal, flyttal, bitmaskar etc. Man får då kombinera kanalobjekt av olika typ. Kanalobjekten ska ligga ska ligga i samma ordning som det data de representerar är organiserade i dataarean. För moduler med både in- out utarea lägger man normalt inareans kanalerna först och därefter utareans kanalerna.</text:p>
      <text:h text:style-name="Heading_20_3" text:outline-level="3">Drivrutin</text:h>
      <text:p text:style-name="Text_20_body">Både Softing PROFIboard och Hilscher CIF 50-PB kräver installation av en drivrutin. I båda fallen tillhandahålls drivrutinerna från respektive tillverkare: <text:a xlink:type="simple" xlink:href="http://www.softing.com/" text:style-name="Internet_20_link" text:visited-style-name="Visited_20_Internet_20_Link">www.softing.com</text:a> för Softing och <text:a xlink:type="simple" xlink:href="http://www.hilscher.com/" text:style-name="Internet_20_link" text:visited-style-name="Visited_20_Internet_20_Link">www.hilscher.com</text:a> för Hilscher.</text:p>
      <text:h text:style-name="Heading_20_3" text:outline-level="3">Agent objekt</text:h>
      <text:h text:style-name="Heading_20_4" text:outline-level="4">Pb_Profiboard</text:h>
      <text:p text:style-name="Text_20_body">Agent objekt för en profibus master av typen Softing PROFIboard. Objeket placeras i nodhierarkin under nodobjektet.</text:p>
      <text:h text:style-name="Heading_20_4" text:outline-level="4"/>
      <text:h text:style-name="Heading_20_4" text:outline-level="4">Pb_Hilscher</text:h>
      <text:p text:style-name="Text_20_body">Agent objekt för en profibus master av typen Hilscher CIF 50-PB. Objeket placeras i nodhierarkin under nodobjektet.</text:p>
      <text:h text:style-name="Heading_20_3" text:outline-level="3">Slavobjekt</text:h>
      <text:h text:style-name="Heading_20_4" text:outline-level="4">Pb_Dp_Slave</text:h>
      <text:p text:style-name="Text_20_body">Basobjekt for en profibus slav. Placeras under ett profibus agentobjekt. I GSDfile attributet anges en gsd-fil för den aktuella slaven. När gsd-filen är angiven kan slaven konfigurera med Profibuskonfiguratorn.</text:p>
      <text:h text:style-name="Heading_20_4" text:outline-level="4">ABB_ACS_Pb_Slave</text:h>
      <text:p text:style-name="Text_20_body">Slavobjekt för en frekvensomformare ABB ACS800 med protokoll PPO5.</text:p>
      <text:h text:style-name="Heading_20_4" text:outline-level="4">Siemens_ET200S_IM151</text:h>
      <text:p text:style-name="Text_20_body">Slavobjekt för en Siemens ET200S IM151.</text:p>
      <text:h text:style-name="Heading_20_4" text:outline-level="4">Siemens ET200M_IM153</text:h>
      <text:p text:style-name="Text_20_body">Slavobjekt för en Siemens ET200M IM153.</text:p>
      <text:h text:style-name="Heading_20_3" text:outline-level="3"><text:soft-page-break/>Modulobjekt</text:h>
      <text:h text:style-name="Heading_20_4" text:outline-level="4">Pb_Module</text:h>
      <text:p text:style-name="Text_20_body">Basklass för en profibus modul. Skapas av profibuskonfiguratorn. Placeras som barn till ett slavobjekt.</text:p>
      <text:h text:style-name="Heading_20_4" text:outline-level="4">ABB_ACS_PPO5</text:h>
      <text:p text:style-name="Text_20_body">Modulobjekt för en frekvensomformare ABB ACS800 med protokoll PPO5.</text:p>
      <text:h text:style-name="Heading_20_4" text:outline-level="4">Siemens_ET200S_Ai2</text:h>
      <text:p text:style-name="Text_20_body">Modulobjekt för en Siemens ET200S modul med 2 analoga ingångar.</text:p>
      <text:h text:style-name="Heading_20_4" text:outline-level="4">Siemens_ET200S_Ao2</text:h>
      <text:p text:style-name="Text_20_body">Modulobjekt för en Siemens ET200S modul med 2 analoga utgångar.</text:p>
      <text:h text:style-name="Heading_20_4" text:outline-level="4">Siemens_ET200M_Di4</text:h>
      <text:p text:style-name="Text_20_body">Modulobjekt för en Siemens ET200M modul med 4 digitala ingångar.</text:p>
      <text:h text:style-name="Heading_20_4" text:outline-level="4">Siemens_ET200M_Di2</text:h>
      <text:p text:style-name="Text_20_body">Modulobjekt för en Siemens ET200M modul med 2 digitala ingångar.</text:p>
      <text:h text:style-name="Heading_20_4" text:outline-level="4">Siemens_ET200M_Do4</text:h>
      <text:p text:style-name="Text_20_body">Modulobjekt för en Siemens ET200M modul med 4 digitalt utgångar.</text:p>
      <text:h text:style-name="Heading_20_4" text:outline-level="4">Siemens_ET200M_Do2</text:h>
      <text:p text:style-name="Text_20_body">Modulobjekt för en Siemens ET200M modul med 2 digitala utgångar.</text:p>
      <text:h text:style-name="Heading_20_3" text:outline-level="3">Konfiguration av Hilscher kort</text:h>
      <text:p text:style-name="Text_20_body">Hilscher CIF 50-PB korten är förinställda att konfigureras offline avHilschers konfigurationsverktyg SyCon. Hilscher tillhandahåller dock instruktioner för hur denna konfigurationsdatabas ska tas bort, vilket medför att korten kan konfigureras online. Pb_Hilscher agenten innehåller kod för att radera konfigurationsdatabasen från flash, denna kod är dock normalt inte aktiverad. Genom att definiera makrot FLASH_WRITE_ENABLE i början av källkodsfilen rt_io_m_pb_hilscher.c och kompilera om denna aktiveras flashrutinerna. Därmed kommer SyCon databasen tas bort från kortet när agenten initieras. Flashningen är dock inte grundligt testad.</text:p>
      <text:p text:style-name="Text_20_body">Det finns också ett verktyg vid namn cif50_rmdb som kan radera SyCon databasen från flash. Efter detta kan kortet användas i ProviewR.</text:p>
      <text:h text:style-name="P21" text:outline-level="2">MotionControl USB I/O</text:h>
      <text:p text:style-name="Text_20_body">Motion Control USB I/O är ett kort tillverkas av Motion Control, www.motioncontrol.se. Kortet kopplas till USB porten på pc'n. På kortet finns 21 kanaler av olika typ, uppdelade på 3 portar, A, B och C. De fyra första kanalerna (A1 – A4) är Digitala utgångar av av relätyp som tål upp till 230 V. Nästa fyra kanaler (A5 – A8) är Digitala utgångar med optokopplare. Nästa åtta kanaler (B1 – B8) kan antingen konfigureras som digitala utgångar, digitala ingångar eller analoga ingångar. Därefter följer fem kanaler (C1 – C5) som kan vara digitala ingångar eller utgångar, där den den fjärde och femte även kan konfigureras som analoga utsignaler.</text:p>
      <text:p text:style-name="Text_20_body"><text:soft-page-break/>I ProviewR konfigureras USB I/O med ett rackobjekt, OtherIO:MotionControl_USB, som läggs i nodehierakin under $Node objekt, och ett kortobjekt, OtherIO:MotionContro_USBIO. Under kortobjektet läggs kanalobjekt av den typ som kortet är konfigurerat med.</text:p>
      <text:p text:style-name="Text_20_body">Kortet har en watchdog som återställer kortets utgångar om man inte har skrivit till kortet inom en viss tid.</text:p>
      <text:p text:style-name="Text_20_body">F n kan drivrutinen endast hantera ett kort. </text:p>
      <text:h text:style-name="Heading_20_3" text:outline-level="3">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tt arkiv, usbio/test/libusbio.a. Kopiera arkivet till /usr/lib eller $pwrp_lib på utvecklingsnoden.</text:p>
      <text:h text:style-name="Heading_20_3" text:outline-level="3">Rackobjekt</text:h>
      <text:h text:style-name="Heading_20_4" text:outline-level="4">MotonControl_USB</text:h>
      <text:p text:style-name="Text_20_body">Rackobjektet läggs under $Node objektet i nodehierkin. Process ska vara 1. Koppla objektet till en plc-tråd genom att välja ut ett PlcThread-objekt och aktivera <text:span text:style-name="T1">Connect PlcThread</text:span> i poupmenyn för rackobjektet.</text:p>
      <text:h text:style-name="Heading_20_3" text:outline-level="3">Kortobjekt</text:h>
      <text:h text:style-name="Heading_20_4" text:outline-level="4">MotionControl_USBIO</text:h>
      <text:p text:style-name="Text_20_body">Kortobjekttet läggs under rackobjektet. Även här ska Process vara 1 och objektet ska kopplas till en plctråd. Ange kortets identitet, som finns angivet på kretskortet, i attributet Address. Watchdogen aktiveras om man lägger in ett värde i WatchdogTime, som anger timeout-tiden i sekunder.</text:p>
      <text:h text:style-name="Heading_20_3" text:outline-level="3">Kanaler</text:h>
      <text:p text:style-name="Text_20_body">Kortets kanaler konfigureras under kortobjektet med kanalobjekt. Kanalobjektets Number attribut anger vilken kanal objektet konfigurerar (0-20), och objektets klass anger om kanalen används som en Di, Do, Ai eller Ao. Tabellen nedan visar hur kanalerna kan konfigureras.</text:p>
      <table:table table:name="Table5" table:style-name="Table5">
        <table:table-column table:style-name="Table5.A"/>
        <table:table-column table:style-name="Table5.B"/>
        <table:table-column table:style-name="Table5.C"/>
        <table:table-header-rows>
          <table:table-row table:style-name="TableLine94826104485120">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style-name="TableLine94826104641536">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style-name="TableLine94826104643792">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style-name="TableLine94826104644608">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style-name="TableLine94826104645472">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style-name="TableLine94826104646448">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ext:soft-page-break/>
        <table:table-row table:style-name="TableLine94826104647648">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style-name="TableLine94826104648624">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style-name="TableLine94826104649600">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style-name="TableLine94826104650496">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style-name="TableLine94826104651472">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style-name="TableLine94826104647184">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style-name="TableLine94826104653152">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style-name="TableLine94826104654128">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style-name="TableLine94826104655104">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style-name="TableLine94826104656080">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style-name="TableLine94826104657056">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style-name="TableLine94826104658304">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style-name="TableLine94826104659280">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style-name="TableLine94826104660256">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style-name="TableLine94826104661232">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style-name="TableLine94826104662208">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konfigurering</text:h>
      <text:p text:style-name="Text_20_body">Ai kanalerna har råvärdesområde 0 – 1023 och signalområde 0 – 5 V, dvs RawValRange och ChannelSigValRange ska sättas till</text:p>
      <table:table table:name="Table6" table:style-name="Table6">
        <table:table-column table:style-name="Table6.A"/>
        <table:table-column table:style-name="Table6.B"/>
        <table:table-row table:style-name="TableLine94826104595968">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style-name="TableLine94826104667888">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style-name="TableLine94826104669184">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style-name="TableLine94826104669792">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5 och signalområde 0 – 5 V, dvs RawValRange och ChannelSigValRange ska sättas till</text:p>
      <table:table table:name="Table7" table:style-name="Table7">
        <table:table-column table:style-name="Table7.A"/>
        <table:table-column table:style-name="Table7.B"/>
        <table:table-row table:style-name="TableLine94826104673808">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style-name="TableLine94826104679200">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style-name="TableLine94826104680496">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style-name="TableLine94826104681104">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med API't till drivrutinen måste länkas med plcprogrammet. Detta gör man genom att skapa filen $pwrp_exe/ <text:span text:style-name="T7">plc_'nodnamn'_'busnr'.opt</text:span><text:span text:style-name="T8">,</text:span> t ex <text:span text:style-name="T2">$pwrp_exe/plc_mynode_0517.opt </text:span><text:span text:style-name="T6">med </text:span><text:soft-page-break/><text:span text:style-name="T6">innehållet</text:span></text:p>
      <text:p text:style-name="Code">$pwr_obj/rt_io_user.o -lpwr_rt -lusbio -lpwr_usb_dummy<text:span text:style-name="T12"> -lpwr_pnak_dummy</text:span></text:p>
      <text:h text:style-name="P21" text:outline-level="2">Velleman K8055</text:h>
      <text:p text:style-name="Text_20_body">Velleman K8055 är ett USB kort med 2 Ai, 5 Di, 8 Do och 2 Ao. Det finns dels som byggsats, med beteckningen K8055 och färdigt kort med beteckningen VM110. Kortet är utmärkt om man vill testa ProviewR med ett enkelt program och få några lampor att blinka. Notera att det inte finns någon watchdog eller stall funktion på kortet.</text:p>
      <text:p text:style-name="Text_20_body">Kortet är relativt långsamt, det tar ca 25 ms att läsa och skriva till ett kort.</text:p>
      <text:p text:style-name="Text_20_body">På kortet finns två switchar för adress-inställning, SK5 och SK6. Fyra olika adresser kan ställas in:</text:p>
      <table:table table:name="Table8" table:style-name="Table8">
        <table:table-column table:style-name="Table8.A"/>
        <table:table-column table:style-name="Table8.B"/>
        <table:table-column table:style-name="Table8.C"/>
        <table:table-row table:style-name="TableLine94826104675328">
          <table:table-cell table:style-name="Table8.A1" office:value-type="string">
            <text:p text:style-name="Table_20_Contents">Adress</text:p>
          </table:table-cell>
          <table:table-cell table:style-name="Table8.A1" office:value-type="string">
            <text:p text:style-name="Table_20_Contents">SK5</text:p>
          </table:table-cell>
          <table:table-cell table:style-name="Table8.C1" office:value-type="string">
            <text:p text:style-name="Table_20_Contents">SK6</text:p>
          </table:table-cell>
        </table:table-row>
        <table:table-row table:style-name="TableLine94826104703312">
          <table:table-cell table:style-name="Table8.A2" office:value-type="float" office:value="0">
            <text:p text:style-name="Table_20_Contents">0</text:p>
          </table:table-cell>
          <table:table-cell table:style-name="Table8.B5" office:value-type="string">
            <text:p text:style-name="Table_20_Contents">på</text:p>
          </table:table-cell>
          <table:table-cell table:style-name="Table8.C5" office:value-type="string">
            <text:p text:style-name="Table_20_Contents">på</text:p>
          </table:table-cell>
        </table:table-row>
        <table:table-row table:style-name="TableLine94826104705312">
          <table:table-cell table:style-name="Table8.A2" office:value-type="float" office:value="1">
            <text:p text:style-name="Table_20_Contents">1</text:p>
          </table:table-cell>
          <table:table-cell table:style-name="Table8.B5" office:value-type="string">
            <text:p text:style-name="Table_20_Contents">av</text:p>
          </table:table-cell>
          <table:table-cell table:style-name="Table8.C5" office:value-type="string">
            <text:p text:style-name="Table_20_Contents">på</text:p>
          </table:table-cell>
        </table:table-row>
        <table:table-row table:style-name="TableLine94826104706640">
          <table:table-cell table:style-name="Table8.A2" office:value-type="float" office:value="2">
            <text:p text:style-name="Table_20_Contents">2</text:p>
          </table:table-cell>
          <table:table-cell table:style-name="Table8.B5" office:value-type="string">
            <text:p text:style-name="Table_20_Contents">på</text:p>
          </table:table-cell>
          <table:table-cell table:style-name="Table8.C5" office:value-type="string">
            <text:p text:style-name="Table_20_Contents">av</text:p>
          </table:table-cell>
        </table:table-row>
        <table:table-row table:style-name="TableLine94826104708064">
          <table:table-cell table:style-name="Table8.A2" office:value-type="float" office:value="3">
            <text:p text:style-name="Table_20_Contents">3</text:p>
          </table:table-cell>
          <table:table-cell table:style-name="Table8.B5" office:value-type="string">
            <text:p text:style-name="Table_20_Contents">av</text:p>
          </table:table-cell>
          <table:table-cell table:style-name="Table8.C5" office:value-type="string">
            <text:p text:style-name="Table_20_Contents">av</text:p>
          </table:table-cell>
        </table:table-row>
      </table:table>
      <text:p text:style-name="Text_20_body"/>
      <text:p text:style-name="Text_20_body">Kortet kräver inte någon speciell drivrutin, däremot måste libusb-1.0 installeras. För att kunna läsa och skriva från ProviewR måste other ha skriv och läsrättigheter på enheten. Kortet kommer att visas under /dev/bus/usb, t ex /dev/usb/002/003. Med kommandot</text:p>
      <text:p text:style-name="P9">&gt; sudo chmod a+rw /dev/usb/002/003</text:p>
      <text:p text:style-name="Text_20_body">tillåter man alla att skriva och läsa kortet.</text:p>
      <text:p text:style-name="Text_20_body">Velleman K8055 är testat på Ubuntu 10.4. Det fungerar inte på Debian Lenny.</text:p>
      <text:p text:style-name="Text_20_body">Kortet konfigureras i ProviewR med agentobjektet USB_Agent, rackobjektet Velleman_K8055 och kortobjektet Velleman_K8055_Board.</text:p>
      <text:h text:style-name="Heading_20_3" text:outline-level="3">Agentobjekt</text:h>
      <text:h text:style-name="Heading_20_4" text:outline-level="4">USB_Agent</text:h>
      <text:p text:style-name="Text_20_body">USB_Agent läggs under node-objektet och är ett generellt objekt för enheter som använder libusb för åtkomst. Ange Process (Plc) och plc-tråd i PlcThread attributet.</text:p>
      <text:h text:style-name="Heading_20_3" text:outline-level="3">Rackobjekt</text:h>
      <text:h text:style-name="Heading_20_4" text:outline-level="4">Velleman_K8055</text:h>
      <text:p text:style-name="Text_20_body">Under USB_Agent objektet läggs ett Velleman_K8055 objekt. Även här måste Process och PlcThread anges.</text:p>
      <text:h text:style-name="Heading_20_3" text:outline-level="3">Kortobjekt</text:h>
      <text:h text:style-name="Heading_20_4" text:outline-level="4">Velleman_K8055_Board</text:h>
      <text:p text:style-name="Text_20_body">Under rackobjektet läggs kortobjekt av typen Velleman_K8055_Board. Man kan ha upp till 4 kort i ett system. Ange Process och PlcThread, och lägg in kortets adress i Address attributet.</text:p>
      <text:h text:style-name="Heading_20_3" text:outline-level="3">Kanaler</text:h>
      <text:p text:style-name="Text_20_body">Alla kanalobjekt ligger internt i kortobjektet, Velleman_K8055_Board. Där finns en vektor med två <text:soft-page-break/>ChanAi objekt, en vektor med 5 ChanDi objekt, en vektor med 2 ChanAo objekt, och en vektor med 8 ChanDo objekt. Koppla kanalobjekten till lämpliga signal objekt.</text:p>
      <text:h text:style-name="Heading_20_4" text:outline-level="4">Ai konfigurering</text:h>
      <text:p text:style-name="Text_20_body">Ai kanalerna har råvärdesområde 0 – 255 och signalområde 0 – 5 V, dvs RawValRange och ChannelSigValRange ska sättas till</text:p>
      <table:table table:name="Table9" table:style-name="Table9">
        <table:table-column table:style-name="Table9.A"/>
        <table:table-column table:style-name="Table9.B"/>
        <table:table-row table:style-name="TableLine94826104721488">
          <table:table-cell table:style-name="Table9.A1" office:value-type="string">
            <text:p text:style-name="Table_20_Contents">RawValRangeLow</text:p>
          </table:table-cell>
          <table:table-cell table:style-name="Table9.B1" office:value-type="string">
            <text:p text:style-name="Table_20_Contents">0</text:p>
          </table:table-cell>
        </table:table-row>
        <table:table-row table:style-name="TableLine94826104728640">
          <table:table-cell table:style-name="Table9.A2" office:value-type="string">
            <text:p text:style-name="Table_20_Contents">RawValRangeHigh</text:p>
          </table:table-cell>
          <table:table-cell table:style-name="Table9.B2" office:value-type="float" office:value="255">
            <text:p text:style-name="Table_20_Contents">255</text:p>
          </table:table-cell>
        </table:table-row>
        <table:table-row table:style-name="TableLine94826104730176">
          <table:table-cell table:style-name="Table9.A2" office:value-type="string">
            <text:p text:style-name="Table_20_Contents">ChannelSigValRangeLow</text:p>
          </table:table-cell>
          <table:table-cell table:style-name="Table9.B4" office:value-type="string">
            <text:p text:style-name="Table_20_Contents">0</text:p>
          </table:table-cell>
        </table:table-row>
        <table:table-row table:style-name="TableLine94826104731232">
          <table:table-cell table:style-name="Table9.A2" office:value-type="string">
            <text:p text:style-name="Table_20_Contents">ChannelSigValRangeHigh</text:p>
          </table:table-cell>
          <table:table-cell table:style-name="Table9.B4"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255 och signalområde 0 – 5 V, dvs RawValRange och ChannelSigValRange ska sättas till</text:p>
      <table:table table:name="Table10" table:style-name="Table10">
        <table:table-column table:style-name="Table10.A"/>
        <table:table-column table:style-name="Table10.B"/>
        <table:table-row table:style-name="TableLine94826104735280">
          <table:table-cell table:style-name="Table10.A1" office:value-type="string">
            <text:p text:style-name="Table_20_Contents">RawValRangeLow</text:p>
          </table:table-cell>
          <table:table-cell table:style-name="Table10.B1" office:value-type="string">
            <text:p text:style-name="Table_20_Contents">0</text:p>
          </table:table-cell>
        </table:table-row>
        <table:table-row table:style-name="TableLine94826104524592">
          <table:table-cell table:style-name="Table10.A2" office:value-type="string">
            <text:p text:style-name="Table_20_Contents">RawValRangeHigh</text:p>
          </table:table-cell>
          <table:table-cell table:style-name="Table10.B2" office:value-type="float" office:value="255">
            <text:p text:style-name="Table_20_Contents">255</text:p>
          </table:table-cell>
        </table:table-row>
        <table:table-row table:style-name="TableLine94826104527632">
          <table:table-cell table:style-name="Table10.A2" office:value-type="string">
            <text:p text:style-name="Table_20_Contents">ChannelSigValRangeLow</text:p>
          </table:table-cell>
          <table:table-cell table:style-name="Table10.B4" office:value-type="string">
            <text:p text:style-name="Table_20_Contents">0</text:p>
          </table:table-cell>
        </table:table-row>
        <table:table-row table:style-name="TableLine94826104533232">
          <table:table-cell table:style-name="Table10.A2" office:value-type="string">
            <text:p text:style-name="Table_20_Contents">ChannelSigValRangeHigh</text:p>
          </table:table-cell>
          <table:table-cell table:style-name="Table10.B4" office:value-type="string">
            <text:p text:style-name="Table_20_Contents">5</text:p>
          </table:table-cell>
        </table:table-row>
      </table:table>
      <text:p text:style-name="Text_20_body"><text:soft-page-break/></text:p>
      <text:p text:style-name="Text_20_body">Till exempel för att få ActualValue området 0 – 100 sätt SensorSigValRange 0 - 5 och ActValRange 0 – 100.</text:p>
      <text:h text:style-name="Heading_20_3" text:outline-level="3">Länkfil</text:h>
      <text:p text:style-name="Text_20_body">Arkivet libusb-1.0 måste länkas med plcprogrammet. Detta gör man genom att skapa filen $pwrp_exe/ <text:span text:style-name="T7">plc_'nodnamn'_'busnr'.opt</text:span><text:span text:style-name="T8">,</text:span> t ex <text:span text:style-name="T2">$pwrp_exe/plc_mynode_0517.opt </text:span><text:span text:style-name="T6">med innehållet</text:span></text:p>
      <text:p text:style-name="P10">$pwr_obj/rt_io_user.o -lpwr_rt -lusb-1.0 -lpwr_usbio_dummy <text:span text:style-name="T12">-lpwr_pnak_dummy</text:span></text:p>
      <text:p text:style-name="P7"><draw:frame draw:style-name="fr2" draw:name="graphics25" text:anchor-type="paragraph" svg:x="0.046cm" svg:y="0cm" svg:width="16.007cm" svg:height="16.272cm" draw:z-index="23"><draw:image xlink:href="Pictures/100000000000025D0000026733C756BFCE117049.png" xlink:type="simple" xlink:show="embed" xlink:actuate="onLoad" draw:mime-type="image/png"/></draw:frame>Fig Velleman K8055 konfigurering</text:p>
      <text:p text:style-name="Text_20_body"/>
      <text:p text:style-name="Text_20_body"/>
      <text:h text:style-name="Heading_20_1" text:outline-level="1">Adaption av I/O system</text:h>
      <text:p text:style-name="Text_20_body">I detta avsnitt beskrivs hur man inför nya I/O system i ProviewR.</text:p>
      <text:p text:style-name="Text_20_body">Att lägga in ett nytt I/O system kräver kunskap i hur man skapar klasser i ProviewR, samt baskunskap i c programmering.</text:p>
      <text:p text:style-name="Text_20_body">Ett I/O system kan läggas in för ett enskilt projekt eller ett antal projekt, eller i ProviewR's bassystem. I det första fallet räcker det med att installera ProviewR's utvecklingsmiljö. I det senare fallet måste man installera och bygga från ProviewR's källkod.</text:p>
      <text:h text:style-name="Heading_20_2" text:outline-level="2" text:is-list-header="true">Översikt</text:h>
      <text:p text:style-name="Text_20_body">I/O hanteringen i ProviewR består av ett ramverk som identifierar I/O objekt på en processnod, och anropar I/O objektens metoder för att hämta och ställa ut data.</text:p>
      <text:h text:style-name="Heading_20_3" text:outline-level="3">Nivåer</text:h>
      <text:p text:style-name="Text_20_body">I/O objekten i en processnod konfigureras i tre nivåer: agent, rack och kort. Ibland finns även en fjärde nivå närvarande: kanal. Kanalobjekten kan konfigureras som individuella objekt, eller existerar som interna objekt i ett kort-objekt.</text:p>
      <text:p text:style-name="Text_20_body">Till agent-, rack- och kortobjekten kan man registrera metoder. Metoderna kan vara av typen Init, Close, Read, Write och Swap, och anropas av I/O ramverket i en specifik ordning. Funktionaliteten hos ett I/O objekt utgörs av objektets attribut, och de registrerade metoderna för objektet. Allt I/O ramverket gör är att identifiera objekten, välja ut de objekt som är giltiga för den aktuella processen, och anropa metoderna för dessa objekt in en specifik ordning.</text:p>
      <text:p text:style-name="Text_20_body">Betrakta ett centraliserat I/O system med digitala ingångskort (Di) och digitala utgångskort (Do) monterade på processnodens lokala bus. I det här fallet är agent nivån överflödig och $Node objektet rycker in som ställföreträdande agentobjekt. Under $Node-objektet läggs ett rack-objekt med en open och en close metod. Open metoden knyter upp sig mot drivrutinen för korten. Under rackobjektet konfigureras kortobjekt för Di och Do korten. Di korten har en Open och en Close metod som initierar resp stänger ner kortet, och en Read metod som hämtar värdet på kortets ingångar. Do-kort objekten har också Open och Close metoder, samt en Write metod som ställer ut lämpliga värden på kortens utgångar.</text:p>
      <text:p text:style-name="Text_20_body">Om vi tittar på ett annat I/O system, Profibus, är nivåerna inte lika lätta att identifiera som i föregående exempel. Profibus är ett distribuerat system, med ett masterkort monterat på den lokala PCI-bussen, som kommunicerar via en seriell förbindelse med slavar placerade ute i anläggningen. Varje slav kan innehålla moduler av olika typ, t ex en modul med 4 Di kanaler, och en med 2 Ao kanaler. I det här fallet representerar masterkortet agentnivån, slavarna racknivån och modulerna kortnivån.</text:p>
      <text:p text:style-name="Text_20_body">Agent, rack och kort nivåerna är mycket flexibla, och definieras huvudsakligen av attributen och metoderna för I/O systemet klasser. Det gäller inte på kanalnivån, som består av objekt av klasserna ChanDi, ChanDo, ChanAi, ChanAo, ChanIi, ChanIo och ChanCo. Uppgiften för ett kanalobjekt är att representera ett ut eller ingångs värde på I/O enheten och överföra detta värde till det signalobjekt som är kopplat till kanalobjektet. Signalobjekt ligger i anläggningshierarkin och representerar en t ex en givare eller en order till ett ställdon i anläggningen. Liksom det finns en fysisk förbindelse mellan givaren i anläggningen och kanalen på I/O kortet, kopplas även signalobjektet ihop med kanalobjektet. Plcprogram, HMI och applikationer refererar alla signalobjektet som representerar komponenten i anläggningen, inte kanalobjektet som representerar en kanal på en I/O enhet.</text:p>
      <text:h text:style-name="Heading_20_3" text:outline-level="3"><text:soft-page-break/>Area objekt</text:h>
      <text:p text:style-name="Text_20_body">Värden som läses in från ingångsenheter och värden som ställs ut till utgångsenheter lagras i speciella areaobjekt. Areaobjekten skapas dynamiskt i runtime och ligger i systemvolymen under <text:s/>hierarkin <text:s/><text:span text:style-name="T1">pwrNode-active-io</text:span>. Det finns ett area objekt för varje signaltyp. Normalt refererar man värdet på en signal genom signalens ActualValue attribut, men detta attribut innehåller i själva verket en pekare som pekar in i areaobjektet. Attributet ValueIndex anger vilket index i in areaobjekt som signalvärdet återfinns på. Orsaken till konstruktionen med areaobjekt är att man under exekveringen av ett logiknät inte vill ha förändringar i signalvärden. Varje plc-tråd tar därför en kopia av areaobjekten innan exekveringen startar och läser signalvärden från kopian, däremot skrivs beräknade signalvärden i areaobjektet.</text:p>
      <text:h text:style-name="Heading_20_3" text:outline-level="3">I/O objekt</text:h>
      <text:p text:style-name="Text_20_body">Konfigureringen av I/O görs i nodehierarkin under $Node-objektet. Till varje typ av komponent i I/O hierarkin skapar men en klass som innehåller attribut och metoder. Metoderna är av typen Open, Close, Read, Write och Swap och anropas av I/O-ramverket. Metoderna knyter upp sig mot bussen och läser in data som överförs till areaobjekten, eller hämtar data från areaobjekten som ställs ut på bussen. </text:p>
      <text:h text:style-name="Heading_20_3" text:outline-level="3">Processer</text:h>
      <text:p text:style-name="Text_20_body">Det finns två systemprocesser i ProviewR som anropar I/O ramverket: plc processen och rt_io_comm. I plc processen gör varje tråd en initiering av I/O ramverket, vilket medför att I/O enheter kan läsas och skrivas synkront med exekveringen av plc-koden för respektive tråd.</text:p>
      <text:h text:style-name="Heading_20_3" text:outline-level="3">Ramverk</text:h>
      <text:p text:style-name="Text_20_body">I/O-ramverket huvudsakliga uppgift är att identifiera I/O-objekt och anropa de metoder som finns registrerade för objekten. </text:p>
      <text:p text:style-name="Text_20_body">En första initiering av I/O sker vi uppstart av runtimemiljön, när areaobjekten skapas och varje signal blir tilldelad en plats i areaobjektet. Dessutom kontrolleras kopplingen mellan signal och kanal. Signaler och kanaler har kopplats i utvecklingsmiljön på så sätt att identiteten för kopplad kanal har lagts i signalens SigChanCon attribut. Nu läggs signalens identitet in i kanalen SigChanCon så att man enkelt kan gå från kanal till signal.</text:p>
      <text:p text:style-name="Text_20_body">Nästa initiering sker av varje process som vill knyta upp sig mot I/O-hanteringen. Plc-processen och rt_io_comm gör den här initieringen, men det är öppet även för applikationer som vill läsa eller skriva direkt mot I/O enheter att knyta upp sig. Vid initieringen läggs upp en datastruktur med alla agenter, rack, kort och kanaler som ska hanteras av just den här processen, och init-metodern för dem anropas. Processen anropar sedan cykliskt en read- och en write-funktion, som anropar read- resp write-metoderna för I/O-objekten i datastrukturen.</text:p>
      <text:h text:style-name="Heading_20_3" text:outline-level="3">Metoder</text:h>
      <text:p text:style-name="Text_20_body">Metoderna har som uppgift att initiera I/O-systemet, utföra läsning och utställning till I/O-enheterna, och slutligen att koppla ner. Hur de har uppgifterna fördelas beror på I/O systemet uppbyggnad. I ett centraliserat I/O på den lokala bussen, kan metoderna för olika kortobjekt själva gå ut och läsa resp skriva data till sin enhet, och metoderna för agent- och rack-objekten för en ganska lugn tillvaro. I ett distribuerat I/O kommer informationen för enheterna ofta samlade i ett paket, och det blir metoden för agent- eller rack-objektet som tar emot paketet och fördelar innehållet på olika kort-objekt. I kort-objektets metod lägger man lämpligen uppgiften att identifera data för enskilda kanaler, och utföra eventuell konvertering och läsa resp skriva data i areaobjekten.</text:p>
      <text:h text:style-name="Heading_20_2" text:outline-level="2" text:is-list-header="true">Ramverk</text:h>
      <text:p text:style-name="Text_20_body">En process kan initiera I/O ramverket genom att anropa io_init(). Som argument skickar man en bitmask som anger vilken process man är, och trådarna i plcprocessen anger även aktuell tråd. io_init() utför följande</text:p>
      <text:list xml:id="list4162555660" text:style-name="L2">
        <text:list-item>
          <text:p text:style-name="P23"><text:soft-page-break/>skapar en kontext.</text:p>
        </text:list-item>
        <text:list-item>
          <text:p text:style-name="P23">lägger upp en hierarktisk datastruktur av I/O objekt med nivåerna agent, rack, kort och kanal. För agenter allokeras en struct av typen io_sAgent, for rack en struct av typ io_sRack, <text:s/>för kort en struct av typ io_sCard, och slutligen för kanal en struct av typ io_sChannel. </text:p>
        </text:list-item>
        <text:list-item>
          <text:p text:style-name="P23">letar upp alla I/O objekt och kontrollerar Process attributet. Om Process attributet matchar den process som skickats med som argument till io_init(), läggs objektet in i datastrukturen. Om objektet har ett underliggande I/O objekt som matchar processen läggs det också in i datastrukturen. För plcprocessen kontrollerar man dessutom att tråd-argumentet i io_init() matchar ThreadObject-attributet i I/O-objektet. Resultatet blir en länkad trädstruktur med de agent, rack, kort och kanal objekt som ska hanteras av den aktuella processen.</text:p>
        </text:list-item>
        <text:list-item>
          <text:p text:style-name="P23">För varje I/O-objekt som läggs in, identifieras metoderna, och pekare till metod-funktionerna hämtas upp. Dessutom hämtas en pekare till objektet upp och objektsnamnet läggs in i datastrukturen.</text:p>
        </text:list-item>
        <text:list-item>
          <text:p text:style-name="P23">init-metoden för I/O objekten i datastrukturen anropas. Metoden för första agenten anropas först, därefter agentens första rack, rackets första kort, andra kort osv.</text:p>
        </text:list-item>
      </text:list>
      <text:p text:style-name="Text_20_body">När initieringen är gjord kan processen anropa io_read() för att läsa från de I/O enheter som finns med i datastrukturen, och io_write() för att ställ ut värden. <text:s/>En tråd i plcprocessen anropar io_read() varje scan för att hämta in nya värden från processen. Därefter exekveras plc-koden och slutligen anropas io_write() för att ställa ut nya värden. <text:s/>Read-metoderna anropas i samma ordning som init-metoderna, och write-metoderna i omvänd ordning.</text:p>
      <text:p text:style-name="Text_20_body">När processen terminerar, anropar den io_close() som i sin tur anropar close-metoderna för objekten i datastrukturen. Close-metoderna anropas i omvänd ordning jämfört med init-metoderna.</text:p>
      <text:p text:style-name="Text_20_body">Vid en mjuk omstart gör även en omstart av I/O hanteringen. Först anropas close-metoderna, därefter anropas Swap-metoderna under den tiden omstarten pågår, och därefter init-metoderna. Anropet av swap-metoderna görs av processen rt_io_comm.</text:p>
      <text:p text:style-name="Text_20_body"/>
      <text:p text:style-name="P7">io_init, funktion för initering av ramverket</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2">i<text:span text:style-name="T9">o_sCtx, ramverkets kontext</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P7">Datastruktur för en agent</text:p>
      <text:p text:style-name="Code">t<text:span text:style-name="T3">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oft-page-break/><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ktur för ett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struktur för ett kort</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text:soft-page-break/>} io_sCard;</text:p>
      <text:p text:style-name="Text_20_body"/>
      <text:p text:style-name="P7">Datastruktur för en kana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Skapa I/O-objekt</text:h>
      <text:p text:style-name="Text_20_body">I en processnod konfigureras I/O-systemet i nodhierarkin med objekt av typen agent, rack och kort. Klasserna för de här objekten skapar man i klasseditorn. Klasserna definieras med ett $ClassDef objekt, ett $ObjBodyDef objekt (RtBody), och under detta med ett $Attribute objekt för varje attribut i klassen. Attributen bestäms av funktionaliteten i metoderna för klassen, men det finns några generalla attribut (Process, ThreadObject och Description). I $ClassDef-objektets Flag-ord ska anges om det är ett agent, rack eller kort-objekt, och metoderna definieras med speciella <text:span text:style-name="T1">Method</text:span> objekt.</text:p>
      <text:p text:style-name="Text_20_body">Det är ganska vanligt att flera klasser i ett I/O-system delar attribut och kanske även metoder. Ett ingångskort som finns med olika antal ingångar, kan ofta använda samma metod. Det som skiljer är antalet kanalobjekt. De övriga attributen kan då läggas i en basklass, som även innehåller metod-objekten. Subklasser ärver både attributen och metoderna, det som tillkommer är kanalobjekten, som kan läggas som enskilda attribut, eller, om de är av samma typ, som en vektor av kanalobjekt. Om kanalerna läggs som vektor eller som enskilda attribut påverkas av hur man vill att referensen i plcdokumenten ska se ut. Med en array får man indexering från 0, med enskilda attribut kan man styra namngivningen själv.</text:p>
      <text:p text:style-name="Text_20_body">I exemplet nedan visas en basklass i Fig <text:span text:style-name="T1">Exempel på en baskass för ett kort</text:span> och en subklass i Fig <text:span text:style-name="T1">Exempel på en kortklass med en superklass och 32 kanalobjekt</text:span>. Basklassen Ssab_BaseDiCard innehåller alla attribut som används av metoderna och I/O-ramverket. Subklassen Ssab_DI32D innehåller super-attributet med TypeRef Ssab_BaseDiCard, och 32 kanalattribut av typen ChanDi. Eftersom indexeringen av den här korttypen av tradition går från 1 har man valt att lägga kanalerna som enskilda attribut, men de kan också läggas som en vektor av typen ChanDi. </text:p>
      <text:p text:style-name="P7"><draw:frame draw:style-name="fr6" draw:name="graphics6" text:anchor-type="paragraph" svg:x="0.159cm" svg:y="0.446cm" svg:width="13.864cm" svg:height="12.118cm" draw:z-index="4"><draw:image xlink:href="Pictures/100000000000020C000001CAAC5191D7A8AD6E98.gif" xlink:type="simple" xlink:show="embed" xlink:actuate="onLoad" draw:mime-type="image/gif"/></draw:frame><text:soft-page-break/>Fig Exempel på en basklass för ett kort</text:p>
      <text:p text:style-name="P7"><draw:frame draw:style-name="fr6" draw:name="graphics7" text:anchor-type="paragraph" svg:x="0.079cm" svg:y="0.351cm" svg:width="15.663cm" svg:height="20.849cm" draw:z-index="5"><draw:image xlink:href="Pictures/100000000000025000000314E786CF683787A516.gif" xlink:type="simple" xlink:show="embed" xlink:actuate="onLoad" draw:mime-type="image/gif"/></draw:frame>Fig Exempel på en kortklass med superklass och 32 kanalobjekt</text:p>
      <text:h text:style-name="Heading_20_3" text:outline-level="3">Flags</text:h>
      <text:p text:style-name="Text_20_body">I $ClassDef objektets Flags attribut ska IOAgent biten sättar för agent-klasser, IORack biten för rack-klasser och IOCard biten för kort-klasser.</text:p>
      <text:p text:style-name="Text_20_body"/>
      <text:p text:style-name="P7"><draw:frame draw:style-name="fr5" draw:name="graphics4" text:anchor-type="paragraph" svg:width="12.462cm" svg:height="8.52cm" draw:z-index="2"><draw:image xlink:href="Pictures/10000000000001D700000142DFECA808BD303CC3.gif" xlink:type="simple" xlink:show="embed" xlink:actuate="onLoad" draw:mime-type="image/gif"/></draw:frame><text:soft-page-break/>Fig IORack biten satt för en rack klass</text:p>
      <text:h text:style-name="Heading_20_3" text:outline-level="3">Attribut</text:h>
      <text:h text:style-name="Heading_20_4" text:outline-level="4">Description</text:h>
      <text:p text:style-name="Text_20_body">Attribut av typ pwrs:Type-$String80. Innehållet visas som beskrivning i navigatören.</text:p>
      <text:h text:style-name="Heading_20_4" text:outline-level="4">Process</text:h>
      <text:p text:style-name="Text_20_body">Attribut av typ pwrs:Type-$Uint32. Anger vilken process som ska hantera enheten.</text:p>
      <text:h text:style-name="Heading_20_4" text:outline-level="4">ThreadObject</text:h>
      <text:p text:style-name="Text_20_body">Attribut av typ pwrs:Type-$Objid. Anger vilken tråd i plcprocessen som ska hantera enheten.</text:p>
      <text:p text:style-name="P7"><draw:frame draw:style-name="fr5" draw:name="graphics5" text:anchor-type="paragraph" svg:width="10.372cm" svg:height="2.196cm" draw:z-index="3"><draw:image xlink:href="Pictures/1000000000000188000000532D0106BBB1EC7B31.gif" xlink:type="simple" xlink:show="embed" xlink:actuate="onLoad" draw:mime-type="image/gif"/></draw:frame>Fig Standard attribut</text:p>
      <text:h text:style-name="Heading_20_3" text:outline-level="3">Metod objekt</text:h>
      <text:p text:style-name="Text_20_body">Metodobjekten används för att identifiera metoderna för klassen. Metoderna utgörs av c-funktioner som registreras i c-koden med ett namn, en sträng som består av klassnamn och metodnamn, t ex “Ssab-AIuP-IoCardInit”. Namnet läggs även in i ett metodobjekt i klassbeskrivning och gör att I/O-ramverket kan hitta rätt c-funktion för klassen.</text:p>
      <text:p text:style-name="Text_20_body">Under $ClassDef objektet läggs ett $RtMethod objekt men namnet IoMethods. Under detta läggs ett $Method objekt för varje metod som ska definieras för klassen. I attributet MethodName anges namnet för metoden. </text:p>
      <text:h text:style-name="Heading_20_4" text:outline-level="4">Agenter</text:h>
      <text:p text:style-name="Text_20_body">För agenter skapas $Method objekt med namnen IoAgentInit, IoAgentClose, IoAgentRead och IoAgentWrite.</text:p>
      <text:h text:style-name="Heading_20_4" text:outline-level="4"><text:soft-page-break/>Rack</text:h>
      <text:p text:style-name="Text_20_body">För rack skapas $Method objekt med namn IoRackInit, IoRackClose, IoRackRead och IoRackWrite.</text:p>
      <text:h text:style-name="Heading_20_4" text:outline-level="4">Kort</text:h>
      <text:p text:style-name="Text_20_body">För kort skapas $Method objekt med namn IoCardInit, IoCardClose, IoCardRead och IoCardWrite.</text:p>
      <text:p text:style-name="Text_20_body"/>
      <text:p text:style-name="P7"><draw:frame draw:style-name="fr5" draw:name="graphics3" text:anchor-type="paragraph" svg:width="11.959cm" svg:height="5.556cm" draw:z-index="1"><draw:image xlink:href="Pictures/10000000000001C4000000D2044B4E2B1099F17E.gif" xlink:type="simple" xlink:show="embed" xlink:actuate="onLoad" draw:mime-type="image/gif"/></draw:frame>Fig Metodobjekt</text:p>
      <text:h text:style-name="Heading_20_4" text:outline-level="4">Connect-metod för ThreadObject</text:h>
      <text:p text:style-name="Text_20_body">När trådobjektet i attributet ThreadObject ska anges för en instans, kan det matas inför hand, men man kan även definiera en meny-metod som lägger in ett utvalt trådobjekt i attributet. Metoden aktiveras från popupmenyn för IO-objektet i konfiguratören.</text:p>
      <text:p text:style-name="Text_20_body">Metoden definieras i klassbeskrivningen med $Menu och $MenuButton objekt, se <text:span text:style-name="T1">Fig Connect metod</text:span>. Under $ClassDef objektet läggs ett $Menu objekt med namnet ConfiguratorPoson. Under detta ytterligare ett $Menu objekt med namnet Pointed, och under detta ett $MenuButton objekt med namnet Connect. Ange ButtonName (texten i popupmenyn för metoden) och MethodName och FilterName. Metoden och filtret som används finns definierade i $Objid klassen. MethodName ska vara $Objid-Connect och FilterName $Objid-IsOkConnected.</text:p>
      <text:p text:style-name="Text_20_body"/>
      <text:p text:style-name="Text_20_body"/>
      <text:p text:style-name="P7"><draw:frame draw:style-name="fr4" draw:name="graphics2" text:anchor-type="paragraph" svg:x="0.185cm" svg:y="0.455cm" svg:width="10.425cm" svg:height="4.657cm" draw:z-index="0"><draw:image xlink:href="Pictures/100000000000018A000000B020ACFE9B803B3C20.gif" xlink:type="simple" xlink:show="embed" xlink:actuate="onLoad" draw:mime-type="image/gif"/></draw:frame>Fig Connect metod</text:p>
      <text:p text:style-name="Text_20_body"/>
      <text:h text:style-name="Heading_20_2" text:outline-level="2" text:is-list-header="true">Metoder</text:h>
      <text:p text:style-name="Text_20_body">För agent, rack och kort klasserna skriver man metoder i programmeringsspråket c. En metod är en c-funktion som är gemensam för en klass (eller flera klasser) och som anropas av I/O-ramverket för alla instanser av en klassen. För att I/O-hanteringen ska bli så flexibel som möjlig, utför metoderna det mesta av I/O-hanterings jobbet. Ramverkets uppgift är egenligen bara att identifiera de olika <text:soft-page-break/>I/O-objekten och anropa metoderna för dessa, samt tillhandahålla lämpliga datastrukturer för metoderna. </text:p>
      <text:p text:style-name="Text_20_body">Det finns fem typer av metoder: Init, Close, Read, Write och Swap.</text:p>
      <text:list xml:id="list1667559763" text:style-name="L3">
        <text:list-item>
          <text:p text:style-name="P24">Init-metoden anropas vid initieringen av <text:s/>I/O-hanteringen, dvs vid uppstart av runtime miljön och vid en mjuk omstart.</text:p>
        </text:list-item>
        <text:list-item>
          <text:p text:style-name="P24">Close-metoden anropas när I/O-hanteringen avslutas, dvs när runtime-miljön stoppas och vid en mjuk omstart. </text:p>
        </text:list-item>
        <text:list-item>
          <text:p text:style-name="P24">Read-metoden anropas cykliskt när det är dags att läsa av ingångkort.</text:p>
        </text:list-item>
        <text:list-item>
          <text:p text:style-name="P24">Write-metoden anropas cykliskt när det är dags att ställa ut värden till utgångskorten.</text:p>
        </text:list-item>
        <text:list-item>
          <text:p text:style-name="P24">Swap-metoden anropas under en mjuk omstart. </text:p>
        </text:list-item>
      </text:list>
      <text:h text:style-name="Heading_20_4" text:outline-level="4">Lokal datastruktur</text:h>
      <text:p text:style-name="Text_20_body">I datastrukturerna io_sAgent, io_sRack och io_sCard finns ett element Local där metoden kan lagra en pekare till lokal data för en I/O-enhet. Lokala data allokeras i init-metoden och finns sedan tillgängligt vid varje metodanrop.</text:p>
      <text:h text:style-name="Heading_20_4" text:outline-level="4">Agent-Metoder</text:h>
      <text:h text:style-name="Heading_20_5" text:outline-level="5">IoAgentInit</text:h>
      <text:p text:style-name="Text_20_body">Initierings metod för en agent.</text:p>
      <text:p text:style-name="P13"/>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oft-page-break/><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text:soft-page-break/>Registrering av metoder</text:h>
      <text:p text:style-name="Text_20_body">Metoderna för en klass måste registreras, så att man från metod-objektet i klassbeskrivningen kan hitta rätt funktioner för en specifikt klass. Nedan visas ett exempel på hur metoderna IoCardInit, IoCardClose och IoCardRead registreras för klassen Ssab_AiuP. </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Registrering av klassen</text:h>
      <text:p text:style-name="Text_20_body">Dessutom måste klassen registreras. Det här sker på olika sätt beroende på om I/O systemet är implementerat som en modul i ProviewR's bassystem, eller som en del i ett projekt.</text:p>
      <text:h text:style-name="Heading_20_5" text:outline-level="5">Modul i ProviewR's bassystem</text:h>
      <text:p text:style-name="Text_20_body">Är I/O systemet impelmenterat som en modul i ProviewR's bassystem, skapar man en fil, <text:span text:style-name="T4">lib/rt/src/rt_io_'modulnamn'.meth</text:span><text:span text:style-name="T10">,</text:span> och listar alla klasser som har registrerade metoder i denna. </text:p>
      <text:h text:style-name="Heading_20_5" text:outline-level="5">Projekt</text:h>
      <text:p text:style-name="Text_20_body">Om I/O <text:span text:style-name="T6">systemet</text:span> är en del av en projekt, sker registreringen i en c-modul som länkas med plc-programmet. I exemplet nedan registreras klasserna Ssab_Rack och Ssab_Aiup i filen rt_io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Filen kompileras och länkas med plc-programmet genom att en länk-fil skapas på $pwrp_exe. Filen ska namnges<text:span text:style-name="T5"> </text:span><text:span text:style-name="T7">plc_'nodnamn'_'busnr'.opt</text:span><text:span text:style-name="T8">,</text:span> t ex <text:span text:style-name="T2">plc_mynode_0517.opt</text:span>. Innehållet i filen skickas med som indata till länkaren, ld, och man måste även ta med modulerna med metoderna för klassen. I exemplet nedan antas att dessa moduler ligger i arkivet $pwrp_lib/libpwrp.a.</text:p>
      <text:p text:style-name="Code">$pwr_obj/rt_io_user.o -lpwrp <text:span text:style-name="T12">-lpwr_usbio_dummy -lpwr_usb_dummy -lpwr_pnak_dummy</text:span></text:p>
      <text:h text:style-name="Heading_20_4" text:outline-level="4">Exempel på rack metoder</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text:soft-page-break/></text:p>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empel på metoder digitalt ingångs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text:soft-page-break/>#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oft-page-break/><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oft-page-break/><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empel på metoder för digitalt utgång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ext:soft-page-break/>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oft-page-break/><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oft-page-break/><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h text:style-name="Heading_20_2" text:outline-level="2">Steg för steg beskrivning</text:h>
      <text:p text:style-name="Text_20_body">Detta avsnitt innehåller ett exempel på ett hur ett I/O system läggs in i ProviewR. </text:p>
      <text:p text:style-name="Text_20_body">I/O systemet är USB I/O som tillverkas av Motion Control. Det består av ett kort med 21 kanaler av olika typ. De fyra första kanalerna är Digitala utgångar av av relätyp som tål upp till 230 V. Nästa fyra kanaler är Digitala utgångar med optokopplare. Nästa åtta kanaler kan antingen konfigureras som digitala utgångar, digitala ingångar eller analoga ingångar. Därefter följer fem kanaler som kan vara digitala ingångar eller utgångar, där den tredje även kan konfigureras som en räknare, och den fjärde och femte som analoga utsignaler. För att inte koden ska bli för komplex, begränsar vi oss till konfigurationen: kanal 0-3 Do, 4-7 Di, 8-15 Ai, 16-18 Di och 19-20 Ao.</text:p>
      <text:h text:style-name="Heading_20_3" text:outline-level="3">Lägga in i ett projekt</text:h>
      <text:p text:style-name="Text_20_body">I första exemplet lägger vi in I/O systemet i ett projekt. Vi kommer att skapa en klassvolym, och lägga in rack och kort-klasser i denna. Vidare kommer vi att skriva I/O metoder för klasserna och se till att dessa länkas med plcprogrammet. Vi lägger in I/O objekt i nodhierarkin i rotvolymen, installerar drivrutinen för USB I/O, och startar upp I/O hanteringen på processnoden.</text:p>
      <text:h text:style-name="Heading_20_4" text:outline-level="4"><text:soft-page-break/>Skapa klasser</text:h>
      <text:h text:style-name="Heading_20_5" text:outline-level="5">Skapa en klassvolym</text:h>
      <text:p text:style-name="Text_20_body">Det första steget är att skapa klasser för I/O objekten. Klasser definieras i klassvolymer, och först måste vi skapa en klassvolym i projektet. Klassvolymen ska först registreras i GlobalVolumeList. Vi startar Administratören med </text:p>
      <text:p text:style-name="P8">&gt; pwra</text:p>
      <text:p text:style-name="Text_20_body">och öppnar GlobalVolumeList genom att aktivera <text:span text:style-name="T1">File/Open/GlobalVolumeList </text:span>i menyn. Vi går in i editerings-mod, och skapar ett VolumeReg objekt med namnet <text:span text:style-name="T1">CVolMerk1.</text:span> Volymsidentiteten för användarklassvolymer ska ligga i intervallet 0.0.2-249.1-254 och vi väljer 0.0.99.20 som identitet för vår klassvolym. I attributet Projekt anges vårt projekt, <text:span text:style-name="T1">mars2</text:span>. </text:p>
      <text:p text:style-name="P7"><draw:frame draw:style-name="fr2" draw:name="graphics12" text:anchor-type="paragraph" svg:x="0cm" svg:y="0cm" svg:width="16.999cm" svg:height="8.841cm" draw:z-index="10"><draw:image xlink:href="Pictures/10000000000002860000015015FBCECE652273D6.gif" xlink:type="simple" xlink:show="embed" xlink:actuate="onLoad" draw:mime-type="image/gif"/></draw:frame>Fig Registrering av klassvolym</text:p>
      <text:h text:style-name="Heading_20_5" text:outline-level="5">Öppna klassvolymen</text:h>
      <text:p text:style-name="Text_20_body">Vi ska nu konfigurera och skapa klassvolymen i projektet. Det görs i directory-volymen.</text:p>
      <text:p text:style-name="Text_20_body">Vi går in i directoryvolymen med</text:p>
      <text:p text:style-name="P8">&gt; pwrs</text:p>
      <text:p text:style-name="Text_20_body">går in i editerings-mod och skapar ett objekt av typen ClassVolumeConfig i volymshierakin. Objektet namnges med volymsnamnet CVolMerk1. När vi har lämnat editerings-mod kan vi öppna klassvolymen genom att aktivera <text:span text:style-name="T1">OpenClassEditor...</text:span> i popupmenyn för objektet.</text:p>
      <text:p text:style-name="P7"><draw:frame draw:style-name="fr3" draw:name="graphics13" text:anchor-type="paragraph" svg:width="16.986cm" svg:height="10.345cm" draw:z-index="11"><draw:image xlink:href="Pictures/100000000000028200000187C261A00C3F7CCB5C.gif" xlink:type="simple" xlink:show="embed" xlink:actuate="onLoad" draw:mime-type="image/gif"/></draw:frame><text:soft-page-break/>Fig Konfigurering av klassvolym i Directory volymen, och start av klasseditorn</text:p>
      <text:p text:style-name="Text_20_body"/>
      <text:p text:style-name="Text_20_body">I klasseditor definieras klasser med hjälp av speciella klassdefinitions objekt. Vi ska här skapa två klasser, en rack klass, <text:span text:style-name="T1">MotionControl_USB</text:span> och en kortklass <text:span text:style-name="T1">MotionControl_USBIO</text:span>. </text:p>
      <text:h text:style-name="Heading_20_5" text:outline-level="5">Skapa en Rack klass</text:h>
      <text:p text:style-name="Text_20_body">I vårt fall så är det kort klassen som kommer att utföra allt jobb och innehålla alla metoder. Rack klassen finns med enbart för att markera rack-nivån, och har inte några metoder eller attribut, vi kommer endast att lägga in ett description attribut i klassen. Vi skapar ett $ClassHier objekt, och under detta ett $ClassDef objekt för rack klassen. Objektet namnges MotionControl_USB och vi sätter IORack och IO bitarna i attributet Flags.</text:p>
      <text:p text:style-name="P7"><draw:frame draw:style-name="fr1" draw:name="graphics14" text:anchor-type="paragraph" svg:width="16.999cm" svg:height="14.328cm" draw:z-index="18"><draw:image xlink:href="Pictures/10000000000002900000022927BA09CC5A6880FE.gif" xlink:type="simple" xlink:show="embed" xlink:actuate="onLoad" draw:mime-type="image/gif"/></draw:frame><text:soft-page-break/>Fig IO och IORack bitarna i Flags </text:p>
      <text:p text:style-name="Text_20_body">Under $ClassDef objektet definierar vi attributen i klassen. Vi skapar ett $ObjBodyDef objekt och under detta ett $Attribute objekt med namnet Description med typen pwrs:Type-$String80.</text:p>
      <text:p text:style-name="Text_20_body"><draw:frame draw:style-name="fr1" draw:name="graphics15" text:anchor-type="paragraph" svg:width="16.999cm" svg:height="10.312cm" draw:z-index="12"><draw:image xlink:href="Pictures/10000000000002900000018E5C03570E124F292A.gif" xlink:type="simple" xlink:show="embed" xlink:actuate="onLoad" draw:mime-type="image/gif"/></draw:frame><text:soft-page-break/><text:span text:style-name="T11">Fig Attribut objek</text:span>t</text:p>
      <text:h text:style-name="Heading_20_5" text:outline-level="5">Skapa en kortklass</text:h>
      <text:p text:style-name="Text_20_body">För kortobjekt finns en basklass, <text:span text:style-name="T1">Basecomponent:BaseIOCard,</text:span> som man kan utnyttja och som innehåller de vanligaste attributen för ett kort. Vi skapar ytterligare ett $ClassDef objekt men namnet MotionControl_USBIO, och sätter IO och IOCard bitarna i attributet Flags.</text:p>
      <text:p text:style-name="P7"><draw:frame draw:style-name="fr1" draw:name="graphics16" text:anchor-type="paragraph" svg:width="16.999cm" svg:height="14.406cm" draw:z-index="19"><draw:image xlink:href="Pictures/10000000000002900000022CE6FF05959611DEC1.gif" xlink:type="simple" xlink:show="embed" xlink:actuate="onLoad" draw:mime-type="image/gif"/></draw:frame><text:soft-page-break/>Fig IO och IOCard bitarna i Flags</text:p>
      <text:p text:style-name="Text_20_body"/>
      <text:p text:style-name="Text_20_body">Vi skapar ett $ObjBodyDef objekt och ett $Attribute objekt för att ange att BaseIOCard ska vara en superklass. Attributet namges Super och som TypeRef sätts Basecomponent:Class-BaseIOCard. Vi kommer nu att ärva alla attribut och metoder som BaseIOCard innehåller. </text:p>
      <text:p text:style-name="P7"><draw:frame draw:style-name="fr1" draw:name="graphics17" text:anchor-type="paragraph" svg:width="16.999cm" svg:height="10.753cm" draw:z-index="13"><draw:image xlink:href="Pictures/10000000000002900000019F74B2B07BC21085E1.gif" xlink:type="simple" xlink:show="embed" xlink:actuate="onLoad" draw:mime-type="image/gif"/></draw:frame><text:soft-page-break/>Fig Konfigurering av superklassen BaseIOCard</text:p>
      <text:p text:style-name="Text_20_body"/>
      <text:p text:style-name="Text_20_body">Vi lägger till ytterligare att attribut för kortets status, och för statusen skapar vi en uppräkningstyp, MotionControl_StatusEnum, <text:s/>som innehåller de olika felkoder som status-attributet kan innehålla.</text:p>
      <text:p text:style-name="Text_20_body"><draw:frame draw:style-name="fr1" draw:name="graphics19" text:anchor-type="paragraph" svg:width="16.999cm" svg:height="12.545cm" draw:z-index="20"><draw:image xlink:href="Pictures/10000000000002B3000001FE410ACB5732C43F6C.gif" xlink:type="simple" xlink:show="embed" xlink:actuate="onLoad" draw:mime-type="image/gif"/></draw:frame></text:p>
      <text:p text:style-name="P7"><text:soft-page-break/>Fig Definition av en enum typ</text:p>
      <text:p text:style-name="Text_20_body"/>
      <text:p text:style-name="Text_20_body">Status-attributets typ sätts till den skapade statustypen, och i Flags sätts bitarna <text:span text:style-name="T1">State</text:span> och <text:span text:style-name="T1">NoEdit,</text:span> <text:s/>då attributet inte ska datasättas i konfiguratören utan ges ett värde i runtimemiljön. </text:p>
      <text:p text:style-name="P7"><draw:frame draw:style-name="fr2" draw:name="graphics18" text:anchor-type="paragraph" svg:x="0cm" svg:y="0.116cm" svg:width="16.999cm" svg:height="11.464cm" draw:z-index="21"><draw:image xlink:href="Pictures/10000000000002B3000001D21F901E7809737E0F.gif" xlink:type="simple" xlink:show="embed" xlink:actuate="onLoad" draw:mime-type="image/gif"/></draw:frame>Fig Status attribut av enum typ</text:p>
      <text:p text:style-name="Text_20_body">Normalt lägger man även in attribut för kanalobjekt i kort klassen, men eftersom USBIO modulen är så flexibel, samma kanal kan konfigureras som en Di, Do eller Ai kanal, kan vi inte lägga kanalobjekten som attribut, utan dessa får konfigureras som enskilda objekt som läggs som barn till kortobjektet i rotvolymen.</text:p>
      <text:p text:style-name="Text_20_body">USB I/O innehåller en watchdog som återställer enheten om men inte skriver till enheten inom en viss tid. Vi lägger därför till attributet WatchdogTime så att timeout-tiden kan konfigureras.</text:p>
      <text:p text:style-name="Text_20_body">När man sparar en klass första gången skapas ett Template objekt under $ClassDef objektet. Detta är en instans av den aktuella klassen som där man kan lägga in defaultvärden på attributen. Vi fyller i Specification, lägger in en URL till databladet, och sätter Process till 1. Vi sätter också MaxNoOfChannels till 21, eftersom det här kortet har 21 kanaler.</text:p>
      <text:p text:style-name="P7"><draw:frame draw:style-name="fr1" draw:name="graphics20" text:anchor-type="paragraph" svg:width="16.999cm" svg:height="11.525cm" draw:z-index="15"><draw:image xlink:href="Pictures/10000000000002BE000001DC3B9611566C885AEB.gif" xlink:type="simple" xlink:show="embed" xlink:actuate="onLoad" draw:mime-type="image/gif"/></draw:frame><text:soft-page-break/>Fig Template objekt</text:p>
      <text:p text:style-name="Text_20_body">Nästa steg är att lägga in metoderna i klassbeskrivningen. Eftersom kortet innehåller både utgångar och ingångar behöver vi skapa Init, Close, Read och Write metoder. Dessa anges med metodobjekt av type $Method. Först lägger vi ett $RtMethod objekt med namnet IoMethods under $ClassDef objektet. Under detta lägger vi ett $Method objekt för varje metod. Objektet namnges IoCardInit, IoCardClose, IoCardRead och IoCardWrite. I attributet MethodName lägger vi in den sträng som metoderna kommer att registreras med i c-koden, dvs “MotionControl_USBIO-IoCardInit”, etc. <text:s/></text:p>
      <text:p text:style-name="P7"><draw:frame draw:style-name="fr3" draw:name="graphics21" text:anchor-type="paragraph" svg:width="16.999cm" svg:height="12.174cm" draw:z-index="14"><draw:image xlink:href="Pictures/10000000000002D6000002080E9A11465CC08413.gif" xlink:type="simple" xlink:show="embed" xlink:actuate="onLoad" draw:mime-type="image/gif"/></draw:frame><text:soft-page-break/>Fig Konfigurering av I/O metoder</text:p>
      <text:p text:style-name="P7"/>
      <text:p text:style-name="Text_20_body">Från superklassen BaseIOCard ärver vi en metod att i konfiguratören knyta en objekt till en plctråd.</text:p>
      <text:h text:style-name="Heading_20_5" text:outline-level="5">Bygg klassvolymen</text:h>
      <text:p text:style-name="Text_20_body">Nu är klasserna skapade och vi sparar, lämnar editering-mod, och skapar laddatafiler för klassvolymen genom att aktivera <text:span text:style-name="T1">Functions/Build Volume</text:span> i menyn. Nu skapas också en include-fil med c-struct'ar för klasserna, $pwrp_inc/pwr_cvolmerk1classes.h.</text:p>
      <text:h text:style-name="Heading_20_3" text:outline-level="3">Installera 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n include-file, libusbio.h, och ett arkiv, libusbio.a. Include-filen kopieras till $pwrp_inc, och arkivet till $pwrp_lib.</text:p>
      <text:h text:style-name="Heading_20_3" text:outline-level="3"><text:soft-page-break/>Skriva metoder</text:h>
      <text:p text:style-name="Text_20_body">Nästa steg är att skriva c-koden för metoderna. </text:p>
      <text:p text:style-name="Text_20_body">c-filen ra_io_m_motioncontrol_usbio.c läggs på $pwrp_src. </text:p>
      <text:p text:style-name="Text_20_body">Eftersom ProviewR är GPL-licensierat måste även koden för metoderna GPL licensieras om <text:s/>programmet distribueras till andra parter. Vi lägger därför in ett GPL huvud i början på filen.</text:p>
      <text:p text:style-name="Text_20_body">För att förenkla koden låser vi oss till en konfigurering av USB I/O där kanal 0-3 är digitala utgångar, 4-7 digitala ingångar, 8-15 Analoga ingångar, 16 -18 digitala ingångar och 19-20 analoga utgångar.</text:p>
      <text:p text:style-name="P7">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oft-page-break/><text:s text:c="2"/>// Configure 4 Do and 4 Di on Port A</text:p>
      <text:p text:style-name="Code"><text:s/><text:span text:style-name="T2"><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oft-page-break/><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oft-page-break/><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oft-page-break/><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Registrera klassen</text:h>
      <text:p text:style-name="Text_20_body">För att I/O ramverket ska kunna hitta metoderna för klassen måste dessa registreras. Det gör man genom att skapa filen <text:span text:style-name="T2">$pwrp_src/rt_io_user.c</text:span>. Här använder man macrona pwr_BindIoUserMethods och pwr_BindIoUserClass för varje klass som har metoder.</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För att kompilera c-filerna skapar vi en make-file på $pwrp_src, $pwrp_src/makefile. Denna kompilerar ra_io_m_motioncontro_usbio.c och rt_io_user.c, och lägger in objeksmodulerna på katalogen $pwrp_obj.</text:p>
      <text:p text:style-name="P7">makefile</text:p>
      <text:p text:style-name="Code">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text:soft-page-break/>#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änkfil</text:h>
      <text:p text:style-name="Text_20_body">Vi väljer att anropa metoderna från plc processen, och måste då länka plcprogrammet med objektsmodulerna för metoderna. Det gör vi genom att lägga en länkfil på $pwrp_exe. Vi måste även länka med arkivet för API't mot drivrutinen för USB I/O, <text:span text:style-name="T2">libusbio.a</text:span>. Namnet på länkfilen innehåller nodnamn och buss.</text:p>
      <text:p text:style-name="P7">plc_mars2_0507.opt</text:p>
      <text:p text:style-name="P14">$pwrp_obj/rt_io_user.o $pwrp_obj/ra_io_m_motioncontrol_usbio.o <text:span text:style-name="T13">-lpwr_rt \</text:span></text:p>
      <text:p text:style-name="P14"><text:span text:style-name="T13"><text:s/></text:span>-lusbio <text:span text:style-name="T12">-lpwr_usb_dummy -lpwr_pnak_dummy</text:span></text:p>
      <text:h text:style-name="Heading_20_4" text:outline-level="4">Konfigurera nodhierarkin</text:h>
      <text:p text:style-name="Text_20_body">Nu är det dags att konfiguera I/O objekten i nodehierarkin med objekt av de klasser som vi har skapat. </text:p>
      <text:p text:style-name="Text_20_body">Rotvolymen i vår projekt heter VolMerk1 och vi öppnar konfiguratören med</text:p>
      <text:p text:style-name="P8">&gt; pwrs volmerk1</text:p>
      <text:p text:style-name="Text_20_body">I paletten till vänster, under mappen AllClasses hittar vi klassvolymen i projektet, och under denna de två klasser för USB I/O som vi har skapat. Under $Node-objektet lägger vi ett rack-objekt av klassen MotionControl_USB, och under detta ett kort-objekt av klassen MotonControl_USBIO. Eftersom kanalobjekten inte ligger internt i kortobjektet, måste vi skapa kanalobjekt för de kanaler vi tänker använda under kort-objektet. Se resultatet i Fig Nodehierarkin.</text:p>
      <text:p text:style-name="P7"><draw:frame draw:style-name="fr2" draw:name="graphics22" text:anchor-type="paragraph" svg:x="0cm" svg:y="0.48cm" svg:width="16.999cm" svg:height="17.872cm" draw:z-index="22"><draw:image xlink:href="Pictures/10000000000002A9000002CC421E37CA2C613E77.gif" xlink:type="simple" xlink:show="embed" xlink:actuate="onLoad" draw:mime-type="image/gif"/></draw:frame><text:soft-page-break/>Fig Nodehierarkin</text:p>
      <text:p text:style-name="Text_20_body">Vi sätter attributet Number, som markerar index i kanallistan, till 0 för det första kanalobjektet, 1 för det andra etc. Vi sätter Process till 1 i rack och kort objektet, och knyter även dessa till en plc-tråd, genom att välja ut ett PlcThread objekt, och aktivera Connect PlcThread i popupmenyn för rack och kort objektet.</text:p>
      <text:p text:style-name="Text_20_body">För analoga kanaler måste även anges områden för konvertering till ingenjörsstorhet. Råvärdesområdet för Ai-kanaler är 0-1023, och signalområdet 0-5 V. Vi konfigrerar kanalerna för ett ingenjörsstorhet på 0-100 enligt<text:span text:style-name="T1"> Fig Ai kanal.</text:span> </text:p>
      <text:p text:style-name="Text_20_body"><draw:frame draw:style-name="fr1" draw:name="graphics23" text:anchor-type="paragraph" svg:width="16.999cm" svg:height="14.42cm" draw:z-index="16"><draw:image xlink:href="Pictures/100000000000028D0000022AB5E68FC5C34B4DF3.gif" xlink:type="simple" xlink:show="embed" xlink:actuate="onLoad" draw:mime-type="image/gif"/></draw:frame><text:soft-page-break/></text:p>
      <text:p text:style-name="P7">Fig Ai kanal</text:p>
      <text:p text:style-name="Text_20_body">För Ao-kanalerna får man signalvärdet <text:s/>vid läsningen, och vi konfigurerar med ett råvärdesområde på 0-5 V enligt <text:span text:style-name="T1">Fig Ao kanal</text:span>.</text:p>
      <text:p text:style-name="P7"><draw:frame draw:style-name="fr1" draw:name="graphics24" text:anchor-type="paragraph" svg:width="16.999cm" svg:height="14.42cm" draw:z-index="17"><draw:image xlink:href="Pictures/100000000000028D0000022A980ADEB0A1C4886A.gif" xlink:type="simple" xlink:show="embed" xlink:actuate="onLoad" draw:mime-type="image/gif"/></draw:frame><text:soft-page-break/>Fig Ao kanal</text:p>
      <text:p text:style-name="Text_20_body">Vi måste även skapa signaler-objekt i anläggingshierarin, av typen Di, Do, Ai och Ao, och koppla dessa till respektive kanal. Det måste även finnas ett PlcPgm för att ett plc program ska skapas som hanterar I/O't. Nu återstår bara att bygga noden, distribuera, kontrollera strappningen av USB I/O kortet, koppla in det på USB porten och starta ProviewR.</text:p>
      <text:h text:style-name="Heading_20_3" text:outline-level="3">Lägga in i ProviewR's bassystem</text:h>
      <text:h text:style-name="Heading_20_4" text:outline-level="4">Klassvolym</text:h>
      <text:p text:style-name="Text_20_body">Först måste man bestämma sig för i vilken klassvolym I/O systemet ska ligga i. Mindre I/O system läggs i volymen OtherIO, men om det är ett stort I/O system kan man överväga att skapa en egen klassvolym och en egen modul för I/O systemet.</text:p>
      <text:h text:style-name="Heading_20_4" text:outline-level="4">OtherIO</text:h>
      <text:p text:style-name="Text_20_body">OtherIO är en modul avsedd för mindre I/O system. Modulen innehåller en klassvolym som ligger på wbl/mcomp/src, moduler som läggs in i arkivet libpwr_rt.a på lib/rt/src, objektsbilder på /mmi/mcomp/src importerade h-filer och arkiv för gränssnitt på exp/rt/src.</text:p>
      <text:p text:style-name="Text_20_body">Man knyter upp sig till modulen med </text:p>
      <text:p text:style-name="Text_20_body">&gt; pwre module otherio</text:p>
      <text:h text:style-name="Heading_20_5" text:outline-level="5"><text:soft-page-break/>Skapa klasser</text:h>
      <text:p text:style-name="Text_20_body">Gå till katalogen wbl/mcom/src och starta klasseditorn för klassvolymen OtherIO som ligger i filen otherio.wb_load.</text:p>
      <text:p text:style-name="Text_20_body">&gt; cd $pwre_sroot/wbl/mcomp/src</text:p>
      <text:p text:style-name="Text_20_body">&gt; wblstart.sh otherio.wb_load</text:p>
      <text:p text:style-name="Text_20_body">Lägg in klasser för rack och kort på samma sätt som när man lägger in klasserna i ett projekt. Observera att men inte ska bygga volymen från klasseditorn. När editeringen är klar går man ur klasseditorn och bygger med följand kommandon.</text:p>
      <text:p text:style-name="Text_20_body">Skapa include-filer för c och c++ med</text:p>
      <text:p text:style-name="Text_20_body">&gt; pwre build wbl mcomp src copy</text:p>
      <text:p text:style-name="Text_20_body">Skapa en ny dbs-fil med </text:p>
      <text:p text:style-name="Text_20_body">&gt; pwre build wbl mcomp src lib</text:p>
      <text:p text:style-name="Text_20_body">Skapa dokumentation med</text:p>
      <text:p text:style-name="Text_20_body">&gt; pwre build wbl mcomp src exe</text:p>
      <text:h text:style-name="Heading_20_5" text:outline-level="5">Skapa metoder</text:h>
      <text:p text:style-name="Text_20_body">Metoderna läggs på lib/rt/src/os_linux och filerna ska ha prefixet rt_io_m_. Metoderna skrivs på samma sätt som i ett projekt beskrivet ovan. Metoderna registreras med macrona pwr_BindIoMethods och pwr_BindIoMethod.</text:p>
      <text:p text:style-name="Code">pwr_dExport pwr_BindIoMethods(MotionControl_USBIO) = {</text:p>
      <text:p text:style-name="Code"><text:s text:c="2"/>pwr_BindIoMethod(IoCardInit),</text:p>
      <text:p text:style-name="Code"><text:s text:c="2"/>pwr_BindIoMethod(IoCardClose),</text:p>
      <text:p text:style-name="Code"><text:s text:c="2"/>pwr_BindIoMethod(IoCardRead),</text:p>
      <text:p text:style-name="Code"><text:s text:c="2"/>pwr_BindIoMethod(IoCardWrite),</text:p>
      <text:p text:style-name="Code"><text:s text:c="2"/>pwr_NullMethod</text:p>
      <text:p text:style-name="Code">};</text:p>
      <text:p text:style-name="Text_20_body"/>
      <text:p text:style-name="Text_20_body">c-filerna kompileras med kommandot</text:p>
      <text:p text:style-name="Text_20_body">&gt; pwre build lib rt src</text:p>
      <text:h text:style-name="Heading_20_5" text:outline-level="5">Registrera klassen</text:h>
      <text:p text:style-name="Text_20_body">Alla klasser som har I/O metoder måste registreras. Det görs i filen lib/rt/src/rt_io_otherio.meth, som innehåller namnet på klasserna, en klass på varje rad.</text:p>
      <text:h text:style-name="Heading_20_5" text:outline-level="5">Objektbilder</text:h>
      <text:p text:style-name="Text_20_body">Objektbilderna läggs på mmi/rt/src och ska a samma namn som klassen med små bokstäver, och med prefixet pwr_c_. Ge startas med gestart.sh.</text:p>
      <text:p text:style-name="Text_20_body">&gt; cd $pwre_sroot/mmi/mcomp/src</text:p>
      <text:p text:style-name="Text_20_body">&gt; gestart.sh pwr_c_'classname'</text:p>
      <text:p text:style-name="Text_20_body">Bygg bilderna med</text:p>
      <text:p text:style-name="Text_20_body">&gt; pwr build mmi mcomp src</text:p>
      <text:h text:style-name="Heading_20_5" text:outline-level="5">Merge</text:h>
      <text:p text:style-name="Text_20_body">När allt i modulen har byggs ska den mergas med övriga moduler. </text:p>
      <text:p text:style-name="Text_20_body">&gt; pwre merge</text:p>
      <text:h text:style-name="Heading_20_3" text:outline-level="3"><text:soft-page-break/>Separat Modul</text:h>
      <text:p text:style-name="Text_20_body"><text:s text:c="2"/>Todo... </text:p>
      <text:h text:style-name="Heading_20_3" text:outline-level="3">Om Hilscher Profibus agenten</text:h>
      <text:p text:style-name="Text_20_body">Agenten länkar mot Hilschers API. Detta kräver att en kernelmodul laddas, vilken hanterar kommunikationen med kortet. APIet kommunicerar sedan med kernelmodulen via /dev/cif.</text:p>
      <text:p text:style-name="Text_20_body">Det är huvudsakligen två manualer som är relevanta vid arbete med Hilscher agenten. Den ena finns i tarbollen för Hilschers Linux-drivrutin och heter CIFLinux_en.pdf, denna beskriver generella aspekter av Linux <text:s/>versionen av APIet. Den andra manualen heter dpm_pie.pdf och återfinns på den CD skiva som medföljer kortet. Manualen behandlar Profibus DP funktionaliteten hos kortet. En annan manual som bör nämnas är TKE.PDF (även denna finns på drivrutins Cdn), denna beskriver vissa detaljer om hårdvaran som inte de övriga manualerna går in på.</text:p>
      <text:p text:style-name="Text_20_body">Agentmodulen innehåller all kortspecifik kod. Första delen innehåller hjälpfunktioner för att använda APIet. Den andra delen innehåller metoderna som exporteras till Proview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No9 L" fo:font-size="12pt" fo:language="sv" fo:country="SE"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sv" fo:country="S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style:contextual-spacing="false" style:page-number="auto">
        <style:tab-stops/>
      </style:paragraph-properties>
      <style:text-properties style:font-name="Courier 10 Pitch"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6-04T07:08:33</meta:creation-date>
    <dc:date>2023-05-26T15:06:57.512695017</dc:date>
    <dc:language>en-US</dc:language>
    <meta:editing-cycles>121</meta:editing-cycles>
    <meta:editing-duration>P10DT17H52M44S</meta:editing-duration>
    <meta:document-statistic meta:table-count="10" meta:image-count="25" meta:object-count="0" meta:page-count="63" meta:paragraph-count="1556" meta:word-count="11518" meta:character-count="83749" meta:non-whitespace-character-count="69079"/>
    <meta:user-defined meta:name="Info 1"/>
    <meta:user-defined meta:name="Info 2"/>
    <meta:user-defined meta:name="Info 3"/>
    <meta:user-defined meta:name="Info 4"/>
  </office:meta>
</office:document-meta>
</file>